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2mm"/>
    </style:style>
    <style:style style:name="co2" style:family="table-column">
      <style:table-column-properties fo:break-before="auto" style:column-width="74.37mm"/>
    </style:style>
    <style:style style:name="co3" style:family="table-column">
      <style:table-column-properties fo:break-before="auto" style:column-width="23.3mm"/>
    </style:style>
    <style:style style:name="co4" style:family="table-column">
      <style:table-column-properties fo:break-before="auto" style:column-width="24.96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21.7mm"/>
    </style:style>
    <style:style style:name="co8" style:family="table-column">
      <style:table-column-properties fo:break-before="auto" style:column-width="20mm"/>
    </style:style>
    <style:style style:name="co9" style:family="table-column">
      <style:table-column-properties fo:break-before="auto" style:column-width="4.71mm"/>
    </style:style>
    <style:style style:name="co10" style:family="table-column">
      <style:table-column-properties fo:break-before="auto" style:column-width="21.36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36.64mm"/>
    </style:style>
    <style:style style:name="co13" style:family="table-column">
      <style:table-column-properties fo:break-before="auto" style:column-width="28.52mm"/>
    </style:style>
    <style:style style:name="co14" style:family="table-column">
      <style:table-column-properties fo:break-before="auto" style:column-width="29.93mm"/>
    </style:style>
    <style:style style:name="co15" style:family="table-column">
      <style:table-column-properties fo:break-before="auto" style:column-width="40.78mm"/>
    </style:style>
    <style:style style:name="co16" style:family="table-column">
      <style:table-column-properties fo:break-before="auto" style:column-width="29.97mm"/>
    </style:style>
    <style:style style:name="co17" style:family="table-column">
      <style:table-column-properties fo:break-before="auto" style:column-width="27.18mm"/>
    </style:style>
    <style:style style:name="co18" style:family="table-column">
      <style:table-column-properties fo:break-before="auto" style:column-width="55.39mm"/>
    </style:style>
    <style:style style:name="co19" style:family="table-column">
      <style:table-column-properties fo:break-before="auto" style:column-width="39.44mm"/>
    </style:style>
    <style:style style:name="co20" style:family="table-column">
      <style:table-column-properties fo:break-before="auto" style:column-width="19.86mm"/>
    </style:style>
    <style:style style:name="co21" style:family="table-column">
      <style:table-column-properties fo:break-before="auto" style:column-width="24.99mm"/>
    </style:style>
    <style:style style:name="co22" style:family="table-column">
      <style:table-column-properties fo:break-before="auto" style:column-width="51.05mm"/>
    </style:style>
    <style:style style:name="co23" style:family="table-column">
      <style:table-column-properties fo:break-before="auto" style:column-width="52.99mm"/>
    </style:style>
    <style:style style:name="co24" style:family="table-column">
      <style:table-column-properties fo:break-before="auto" style:column-width="25.52mm"/>
    </style:style>
    <style:style style:name="co25" style:family="table-column">
      <style:table-column-properties fo:break-before="auto" style:column-width="95.44mm"/>
    </style:style>
    <style:style style:name="co26" style:family="table-column">
      <style:table-column-properties fo:break-before="auto" style:column-width="22.67mm"/>
    </style:style>
    <style:style style:name="ro1" style:family="table-row">
      <style:table-row-properties style:row-height="7.81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14.82mm" fo:break-before="auto" style:use-optimal-row-height="false"/>
    </style:style>
    <style:style style:name="ro6" style:family="table-row">
      <style:table-row-properties style:row-height="15.08mm" fo:break-before="auto" style:use-optimal-row-height="false"/>
    </style:style>
    <style:style style:name="ro7" style:family="table-row">
      <style:table-row-properties style:row-height="7.21mm" fo:break-before="auto" style:use-optimal-row-height="false"/>
    </style:style>
    <style:style style:name="ro8" style:family="table-row">
      <style:table-row-properties style:row-height="3.7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10.85mm" fo:break-before="auto" style:use-optimal-row-height="fals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2.38mm" fo:break-before="auto" style:use-optimal-row-height="false"/>
    </style:style>
    <style:style style:name="ro14" style:family="table-row">
      <style:table-row-properties style:row-height="9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ro16" style:family="table-row">
      <style:table-row-properties style:row-height="12.63mm" fo:break-before="auto" style:use-optimal-row-height="false"/>
    </style:style>
    <style:style style:name="ro17" style:family="table-row">
      <style:table-row-properties style:row-height="12.89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14.99mm" fo:break-before="auto" style:use-optimal-row-height="false"/>
    </style:style>
    <style:style style:name="ro21" style:family="table-row">
      <style:table-row-properties style:row-height="9.47mm" fo:break-before="auto" style:use-optimal-row-height="false"/>
    </style:style>
    <style:style style:name="ta1" style:family="table" style:master-page-name="PageStyle_5f_tenue_20_compte">
      <style:table-properties table:display="true" style:writing-mode="lr-tb"/>
    </style:style>
    <style:style style:name="ta2" style:family="table" style:master-page-name="PageStyle_5f_Bilan_20_Année">
      <style:table-properties table:display="true" style:writing-mode="lr-tb"/>
    </style:style>
    <style:style style:name="ta3" style:family="table" style:master-page-name="PageStyle_5f_Bilan_20_prévisionnel">
      <style:table-properties table:display="true" style:writing-mode="lr-tb"/>
    </style:style>
    <style:style style:name="ta4" style:family="table" style:master-page-name="PageStyle_5f_TRESORERIE">
      <style:table-properties table:display="true" style:writing-mode="lr-tb"/>
    </style:style>
    <style:style style:name="ta5" style:family="table" style:master-page-name="PageStyle_5f_Cotisations">
      <style:table-properties table:display="true" style:writing-mode="lr-tb"/>
    </style:style>
    <style:style style:name="ta6" style:family="table" style:master-page-name="PageStyle_5f_Remise_20_chèqu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" style:family="table-cell" style:parent-style-name="Default" style:data-style-name="N30">
      <style:table-cell-properties fo:padding="0.71mm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7" style:family="table-cell" style:parent-style-name="Default" style:data-style-name="N30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0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9" style:family="table-cell" style:parent-style-name="Default" style:data-style-name="N3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5" style:family="table-cell" style:parent-style-name="Default" style:data-style-name="N2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20" style:family="table-cell" style:parent-style-name="Default" style:data-style-name="N4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Default" style:data-style-name="N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23" style:family="table-cell" style:parent-style-name="Default" style:data-style-name="N4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24" style:family="table-cell" style:parent-style-name="Default" style:data-style-name="N4">
      <style:table-cell-properties fo:border-bottom="none" fo:background-color="#ffff99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</style:style>
    <style:style style:name="ce26" style:family="table-cell" style:parent-style-name="Default">
      <style:table-cell-properties fo:border-bottom="none" fo:background-color="#ffff99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4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9" style:family="table-cell" style:parent-style-name="Default" style:data-style-name="N4">
      <style:table-cell-properties fo:padding="0.71mm"/>
    </style:style>
    <style:style style:name="ce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33" style:family="table-cell" style:parent-style-name="Default" style:data-style-name="N4">
      <style:table-cell-properties fo:border-bottom="none" fo:background-color="#ff8080" style:diagonal-bl-tr="none" style:diagonal-tl-br="none" fo:border-left="0.74pt solid #000000" fo:padding="0.71mm" fo:border-right="none" style:rotation-align="none" fo:border-top="none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3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7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4">
      <style:table-cell-properties fo:border-bottom="none" fo:background-color="#00ff00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9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63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5" style:family="table-cell" style:parent-style-name="Default" style:data-style-name="N111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6" style:family="table-cell" style:parent-style-name="Default" style:data-style-name="N111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67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3pt" fo:font-style="normal" fo:text-shadow="none" style:text-underline-style="none" fo:font-weight="bold" style:font-size-asian="13pt" style:font-style-asian="normal" style:font-weight-asian="bold" style:font-name-complex="Bitstream Vera Sans" style:font-size-complex="13pt" style:font-style-complex="normal" style:font-weight-complex="bold"/>
    </style:style>
    <style:style style:name="ce73" style:family="table-cell" style:parent-style-name="Default" style:data-style-name="N111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bold" style:font-size-asian="16pt" style:font-style-asian="normal" style:font-weight-asian="bold" style:font-name-complex="Bitstream Vera Sans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italic" fo:text-shadow="none" style:text-underline-style="none" fo:font-weight="bold" style:font-size-asian="16pt" style:font-style-asian="italic" style:font-weight-asian="bold" style:font-name-complex="Bitstream Vera Sans" style:font-size-complex="16pt" style:font-style-complex="italic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1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3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4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5" style:family="table-cell" style:parent-style-name="Default" style:data-style-name="N111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4">
      <style:table-cell-properties style:diagonal-bl-tr="none" style:diagonal-tl-br="none" fo:border="0.06pt solid #000000" fo:padding="0.71mm" style:rotation-align="none"/>
    </style:style>
    <style:style style:name="ce94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tenue comp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Default"/>
        <table:table-column table:style-name="co7" table:number-columns-repeated="2" table:default-cell-style-name="ce29"/>
        <table:table-column table:style-name="co8" table:default-cell-style-name="ce3"/>
        <table:table-column table:style-name="co9" table:default-cell-style-name="ce3"/>
        <table:table-column table:style-name="co8" table:number-columns-repeated="4" table:default-cell-style-name="ce3"/>
        <table:table-column table:style-name="co10" table:default-cell-style-name="ce3"/>
        <table:table-column table:style-name="co8" table:number-columns-repeated="24" table:default-cell-style-name="ce3"/>
        <table:table-column table:style-name="co6" table:number-columns-repeated="98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/>LIVRE DE TENUE DES COMPTES ANNEE 2013</text:p>
          </table:table-cell>
          <table:covered-table-cell table:number-columns-repeated="4" table:style-name="ce1"/>
          <table:table-cell table:style-name="ce28" table:number-columns-repeated="6"/>
          <table:table-cell table:number-columns-repeated="101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6"/>
          <table:table-cell table:style-name="ce29" table:number-columns-repeated="3"/>
          <table:table-cell table:number-columns-repeated="2"/>
          <table:table-cell table:style-name="ce29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5" table:number-rows-spanned="1">
            <text:p>COMPTE CHEQUE</text:p>
          </table:table-cell>
          <table:covered-table-cell table:number-columns-repeated="4" table:style-name="ce4"/>
          <table:table-cell/>
          <table:table-cell table:style-name="ce30" office:value-type="string" calcext:value-type="string" table:number-columns-spanned="6" table:number-rows-spanned="1">
            <text:p>DEPENSES</text:p>
          </table:table-cell>
          <table:covered-table-cell table:number-columns-repeated="5" table:style-name="ce30"/>
          <table:table-cell/>
          <table:table-cell table:style-name="ce41" office:value-type="string" calcext:value-type="string" table:number-columns-spanned="17" table:number-rows-spanned="1">
            <text:p>RECETTES</text:p>
          </table:table-cell>
          <table:covered-table-cell table:number-columns-repeated="16" table:style-name="ce41"/>
          <table:table-cell table:number-columns-repeated="994"/>
        </table:table-row>
        <table:table-row table:style-name="ro4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Opération</text:p>
          </table:table-cell>
          <table:table-cell table:style-name="ce5" office:value-type="string" calcext:value-type="string">
            <text:p>Débit</text:p>
          </table:table-cell>
          <table:table-cell table:style-name="ce18" office:value-type="string" calcext:value-type="string">
            <text:p>Crédit</text:p>
          </table:table-cell>
          <table:table-cell table:style-name="ce18" office:value-type="string" calcext:value-type="string">
            <text:p>Solde</text:p>
          </table:table-cell>
          <table:table-cell/>
          <table:table-cell table:style-name="ce31" office:value-type="string" calcext:value-type="string">
            <text:p>Paysagiste</text:p>
          </table:table-cell>
          <table:table-cell table:style-name="ce35" office:value-type="string" calcext:value-type="string">
            <text:p>ERDF+EDF</text:p>
          </table:table-cell>
          <table:table-cell table:style-name="ce35" office:value-type="string" calcext:value-type="string">
            <text:p>Banque</text:p>
          </table:table-cell>
          <table:table-cell table:style-name="ce35" office:value-type="string" calcext:value-type="string">
            <text:p>Assurance</text:p>
          </table:table-cell>
          <table:table-cell table:style-name="ce37" office:value-type="string" calcext:value-type="string">
            <text:p>Erdf</text:p>
          </table:table-cell>
          <table:table-cell table:style-name="ce38" office:value-type="string" calcext:value-type="string">
            <text:p>Divers</text:p>
          </table:table-cell>
          <table:table-cell table:style-name="ce40"/>
          <table:table-cell table:style-name="ce42" office:value-type="string" calcext:value-type="string">
            <text:p>Appel fonds</text:p>
          </table:table-cell>
          <table:table-cell table:style-name="ce45" office:value-type="string" calcext:value-type="string">
            <text:p>Banque</text:p>
          </table:table-cell>
          <table:table-cell table:style-name="ce45" table:number-columns-repeated="14"/>
          <table:table-cell table:style-name="ce46"/>
          <table:table-cell table:number-columns-repeated="994"/>
        </table:table-row>
        <table:table-row table:style-name="ro2">
          <table:table-cell table:style-name="ce6" table:number-columns-repeated="3"/>
          <table:table-cell table:style-name="ce19"/>
          <table:table-cell table:style-name="ce23"/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43"/>
          <table:table-cell table:style-name="ce12" table:number-columns-repeated="15"/>
          <table:table-cell table:style-name="ce47"/>
          <table:table-cell table:number-columns-repeated="994"/>
        </table:table-row>
        <table:table-row table:style-name="ro2">
          <table:table-cell table:style-name="ce7"/>
          <table:table-cell table:style-name="ce10" office:value-type="string" calcext:value-type="string">
            <text:p>Solde au 18/01/2013</text:p>
          </table:table-cell>
          <table:table-cell table:style-name="ce15"/>
          <table:table-cell table:style-name="ce20"/>
          <table:table-cell table:style-name="ce24" office:value-type="float" office:value="0" calcext:value-type="float">
            <text:p>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1-30" calcext:value-type="date">
            <text:p>30/01/2013</text:p>
          </table:table-cell>
          <table:table-cell table:style-name="ce11" office:value-type="string" calcext:value-type="string">
            <text:p>Appel de fonds <text:s/>- Laurent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9]=&quot;&quot;;&quot;&quot;;[.E8]-[.C9]+[.D9])" office:value-type="float" office:value="25" calcext:value-type="float">
            <text:p>2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1" office:value-type="string" calcext:value-type="string">
            <text:p><text:s text:c="25"/>Cercleron</text:p>
          </table:table-cell>
          <table:table-cell table:style-name="ce16"/>
          <table:table-cell table:style-name="ce21" office:value-type="float" office:value="300" calcext:value-type="float">
            <text:p>300,00</text:p>
          </table:table-cell>
          <table:table-cell table:style-name="ce25" table:formula="of:=IF([.B10]=&quot;&quot;;&quot;&quot;;[.E9]-[.C10]+[.D10])" office:value-type="float" office:value="325" calcext:value-type="float">
            <text:p>32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00" calcext:value-type="float">
            <text:p>30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1" office:value-type="string" calcext:value-type="string">
            <text:p><text:s text:c="25"/>Huyot</text:p>
          </table:table-cell>
          <table:table-cell table:style-name="ce16"/>
          <table:table-cell table:style-name="ce21" office:value-type="float" office:value="150" calcext:value-type="float">
            <text:p>150,00</text:p>
          </table:table-cell>
          <table:table-cell table:style-name="ce25" table:formula="of:=IF([.B11]=&quot;&quot;;&quot;&quot;;[.E10]-[.C11]+[.D11])" office:value-type="float" office:value="475" calcext:value-type="float">
            <text:p>47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0" calcext:value-type="float">
            <text:p>1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1-30" calcext:value-type="date">
            <text:p>30/01/2013</text:p>
          </table:table-cell>
          <table:table-cell table:style-name="ce11" office:value-type="string" calcext:value-type="string">
            <text:p>Appel de fonds <text:s/>- Bauny</text:p>
          </table:table-cell>
          <table:table-cell table:style-name="ce16"/>
          <table:table-cell table:style-name="ce21" office:value-type="float" office:value="300" calcext:value-type="float">
            <text:p>300,00</text:p>
          </table:table-cell>
          <table:table-cell table:style-name="ce25" table:formula="of:=IF([.B12]=&quot;&quot;;&quot;&quot;;[.E11]-[.C12]+[.D12])" office:value-type="float" office:value="775" calcext:value-type="float">
            <text:p>77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00" calcext:value-type="float">
            <text:p>30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1-30" calcext:value-type="date">
            <text:p>30/01/2013</text:p>
          </table:table-cell>
          <table:table-cell table:style-name="ce11" office:value-type="string" calcext:value-type="string">
            <text:p>Appel de fonds <text:s/>- Guillou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13]=&quot;&quot;;&quot;&quot;;[.E12]-[.C13]+[.D13])" office:value-type="float" office:value="800" calcext:value-type="float">
            <text:p>80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1-31" calcext:value-type="date">
            <text:p>31/01/2013</text:p>
          </table:table-cell>
          <table:table-cell table:style-name="ce12" office:value-type="string" calcext:value-type="string">
            <text:p>Appel de fonds <text:s/>- Bouchand</text:p>
          </table:table-cell>
          <table:table-cell table:style-name="ce16"/>
          <table:table-cell table:style-name="ce21" office:value-type="float" office:value="300" calcext:value-type="float">
            <text:p>300,00</text:p>
          </table:table-cell>
          <table:table-cell table:style-name="ce25" table:formula="of:=IF([.B14]=&quot;&quot;;&quot;&quot;;[.E13]-[.C14]+[.D14])" office:value-type="float" office:value="1100" calcext:value-type="float">
            <text:p>1 10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00" calcext:value-type="float">
            <text:p>30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04" calcext:value-type="date">
            <text:p>04/02/2013</text:p>
          </table:table-cell>
          <table:table-cell table:style-name="ce11" office:value-type="string" calcext:value-type="string">
            <text:p>Appel de fonds <text:s/>- Vallet/Figureau</text:p>
          </table:table-cell>
          <table:table-cell table:style-name="ce16"/>
          <table:table-cell table:style-name="ce21" office:value-type="float" office:value="150" calcext:value-type="float">
            <text:p>150,00</text:p>
          </table:table-cell>
          <table:table-cell table:style-name="ce25" table:formula="of:=IF([.B15]=&quot;&quot;;&quot;&quot;;[.E14]-[.C15]+[.D15])" office:value-type="float" office:value="1250" calcext:value-type="float">
            <text:p>1 25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0" calcext:value-type="float">
            <text:p>1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08" calcext:value-type="date">
            <text:p>08/02/2013</text:p>
          </table:table-cell>
          <table:table-cell table:style-name="ce11" office:value-type="string" calcext:value-type="string">
            <text:p>Appel de fonds <text:s/>- Gautier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16]=&quot;&quot;;&quot;&quot;;[.E15]-[.C16]+[.D16])" office:value-type="float" office:value="1275" calcext:value-type="float">
            <text:p>1 27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09" calcext:value-type="date">
            <text:p>09/02/2013</text:p>
          </table:table-cell>
          <table:table-cell table:style-name="ce11" office:value-type="string" calcext:value-type="string">
            <text:p>Appel de fonds <text:s/>- Guilhaumon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7]=&quot;&quot;;&quot;&quot;;[.E16]-[.C17]+[.D17])" office:value-type="float" office:value="1325" calcext:value-type="float">
            <text:p>1 32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11" calcext:value-type="date">
            <text:p>11/02/2013</text:p>
          </table:table-cell>
          <table:table-cell table:style-name="ce11" office:value-type="string" calcext:value-type="string">
            <text:p>Appel de fonds <text:s/>- Lévèque/Coignée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18]=&quot;&quot;;&quot;&quot;;[.E17]-[.C18]+[.D18])" office:value-type="float" office:value="1375" calcext:value-type="float">
            <text:p>1 37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12" calcext:value-type="date">
            <text:p>12/02/2013</text:p>
          </table:table-cell>
          <table:table-cell table:style-name="ce11" office:value-type="string" calcext:value-type="string">
            <text:p>Appel de fonds <text:s/>- Raguideau</text:p>
          </table:table-cell>
          <table:table-cell table:style-name="ce16"/>
          <table:table-cell table:style-name="ce21" office:value-type="float" office:value="300" calcext:value-type="float">
            <text:p>300,00</text:p>
          </table:table-cell>
          <table:table-cell table:style-name="ce25" table:formula="of:=IF([.B19]=&quot;&quot;;&quot;&quot;;[.E18]-[.C19]+[.D19])" office:value-type="float" office:value="1675" calcext:value-type="float">
            <text:p>1 67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00" calcext:value-type="float">
            <text:p>30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12" calcext:value-type="date">
            <text:p>12/02/2013</text:p>
          </table:table-cell>
          <table:table-cell table:style-name="ce11" office:value-type="string" calcext:value-type="string">
            <text:p>Appel de fonds <text:s/>- <text:s text:c="17"/></text:p>
          </table:table-cell>
          <table:table-cell table:style-name="ce16"/>
          <table:table-cell table:style-name="ce21" office:value-type="float" office:value="300" calcext:value-type="float">
            <text:p>300,00</text:p>
          </table:table-cell>
          <table:table-cell table:style-name="ce25" table:formula="of:=IF([.B20]=&quot;&quot;;&quot;&quot;;[.E19]-[.C20]+[.D20])" office:value-type="float" office:value="1975" calcext:value-type="float">
            <text:p>1 97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00" calcext:value-type="float">
            <text:p>30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14" calcext:value-type="date">
            <text:p>14/02/2013</text:p>
          </table:table-cell>
          <table:table-cell table:style-name="ce11" office:value-type="string" calcext:value-type="string">
            <text:p>Appel de fonds <text:s/>- Gautier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21]=&quot;&quot;;&quot;&quot;;[.E20]-[.C21]+[.D21])" office:value-type="float" office:value="2000" calcext:value-type="float">
            <text:p>2 00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15" calcext:value-type="date">
            <text:p>15/02/2013</text:p>
          </table:table-cell>
          <table:table-cell table:style-name="ce11" office:value-type="string" calcext:value-type="string">
            <text:p>Appel de fonds <text:s/>- Guillou <text:s text:c="2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22]=&quot;&quot;;&quot;&quot;;[.E21]-[.C22]+[.D22])" office:value-type="float" office:value="2025" calcext:value-type="float">
            <text:p>2 02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20" calcext:value-type="date">
            <text:p>20/02/2013</text:p>
          </table:table-cell>
          <table:table-cell table:style-name="ce11" office:value-type="string" calcext:value-type="string">
            <text:p>Appel de fonds <text:s/>- Laurent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23]=&quot;&quot;;&quot;&quot;;[.E22]-[.C23]+[.D23])" office:value-type="float" office:value="2050" calcext:value-type="float">
            <text:p>2 05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25" calcext:value-type="date">
            <text:p>25/02/2013</text:p>
          </table:table-cell>
          <table:table-cell table:style-name="ce11" office:value-type="string" calcext:value-type="string">
            <text:p>Appel de fonds <text:s/>- Argis/David</text:p>
          </table:table-cell>
          <table:table-cell table:style-name="ce16"/>
          <table:table-cell table:style-name="ce21" office:value-type="float" office:value="50" calcext:value-type="float">
            <text:p>50,00</text:p>
          </table:table-cell>
          <table:table-cell table:style-name="ce25" table:formula="of:=IF([.B24]=&quot;&quot;;&quot;&quot;;[.E23]-[.C24]+[.D24])" office:value-type="float" office:value="2100" calcext:value-type="float">
            <text:p>2 10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2-27" calcext:value-type="date">
            <text:p>27/02/2013</text:p>
          </table:table-cell>
          <table:table-cell table:style-name="ce13" office:value-type="string" calcext:value-type="string">
            <text:p>Appel de fonds <text:s/>- <text:s text:c="17"/></text:p>
          </table:table-cell>
          <table:table-cell table:style-name="ce16"/>
          <table:table-cell table:style-name="ce21" office:value-type="float" office:value="300" calcext:value-type="float">
            <text:p>300,00</text:p>
          </table:table-cell>
          <table:table-cell table:style-name="ce25" table:formula="of:=IF([.B25]=&quot;&quot;;&quot;&quot;;[.E24]-[.C25]+[.D25])" office:value-type="float" office:value="2400" calcext:value-type="float">
            <text:p>2 40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00" calcext:value-type="float">
            <text:p>30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3-10" calcext:value-type="date">
            <text:p>10/03/2013</text:p>
          </table:table-cell>
          <table:table-cell table:style-name="ce11" office:value-type="string" calcext:value-type="string">
            <text:p>Appel de fonds <text:s/>- Guilhaumon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26]=&quot;&quot;;&quot;&quot;;[.E25]-[.C26]+[.D26])" office:value-type="float" office:value="2425" calcext:value-type="float">
            <text:p>2 42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3-11" calcext:value-type="date">
            <text:p>11/03/2013</text:p>
          </table:table-cell>
          <table:table-cell table:style-name="ce11" office:value-type="string" calcext:value-type="string">
            <text:p>Appel de fonds <text:s/>- Argis/David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27]=&quot;&quot;;&quot;&quot;;[.E26]-[.C27]+[.D27])" office:value-type="float" office:value="2450" calcext:value-type="float">
            <text:p>2 45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3-11" calcext:value-type="date">
            <text:p>11/03/2013</text:p>
          </table:table-cell>
          <table:table-cell table:style-name="ce12" office:value-type="string" calcext:value-type="string">
            <text:p>Appel de fonds <text:s/>- Picot</text:p>
          </table:table-cell>
          <table:table-cell table:style-name="ce16"/>
          <table:table-cell table:style-name="ce21" office:value-type="float" office:value="300" calcext:value-type="float">
            <text:p>300,00</text:p>
          </table:table-cell>
          <table:table-cell table:style-name="ce25" table:formula="of:=IF([.B28]=&quot;&quot;;&quot;&quot;;[.E27]-[.C28]+[.D28])" office:value-type="float" office:value="2750" calcext:value-type="float">
            <text:p>2 75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300" calcext:value-type="float">
            <text:p>30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3-11" calcext:value-type="date">
            <text:p>11/03/2013</text:p>
          </table:table-cell>
          <table:table-cell table:style-name="ce12" office:value-type="string" calcext:value-type="string">
            <text:p>Appel de fonds <text:s/>- Lévèque/Coignée <text:s text:c="14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29]=&quot;&quot;;&quot;&quot;;[.E28]-[.C29]+[.D29])" office:value-type="float" office:value="2775" calcext:value-type="float">
            <text:p>2 77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3-14" calcext:value-type="date">
            <text:p>14/03/2013</text:p>
          </table:table-cell>
          <table:table-cell table:style-name="ce12" office:value-type="string" calcext:value-type="string">
            <text:p>Appel de fonds <text:s/>- Gautier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30]=&quot;&quot;;&quot;&quot;;[.E29]-[.C30]+[.D30])" office:value-type="float" office:value="2800" calcext:value-type="float">
            <text:p>2 80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3-15" calcext:value-type="date">
            <text:p>15/03/2013</text:p>
          </table:table-cell>
          <table:table-cell table:style-name="ce12" office:value-type="string" calcext:value-type="string">
            <text:p>Appel de fonds <text:s/>- Guillou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31]=&quot;&quot;;&quot;&quot;;[.E30]-[.C31]+[.D31])" office:value-type="float" office:value="2825" calcext:value-type="float">
            <text:p>2 82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3-15" calcext:value-type="date">
            <text:p>15/03/2013</text:p>
          </table:table-cell>
          <table:table-cell table:style-name="ce12" office:value-type="string" calcext:value-type="string">
            <text:p>Chq 3790711 Paysagiste</text:p>
          </table:table-cell>
          <table:table-cell table:style-name="ce16" office:value-type="float" office:value="300" calcext:value-type="float">
            <text:p>300,00</text:p>
          </table:table-cell>
          <table:table-cell table:style-name="ce21"/>
          <table:table-cell table:style-name="ce25" table:formula="of:=IF([.B32]=&quot;&quot;;&quot;&quot;;[.E31]-[.C32]+[.D32])" office:value-type="float" office:value="2525" calcext:value-type="float">
            <text:p>2 525,00</text:p>
          </table:table-cell>
          <table:table-cell/>
          <table:table-cell table:style-name="ce32"/>
          <table:table-cell table:style-name="ce36" table:number-columns-repeated="2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3-19" calcext:value-type="date">
            <text:p>19/03/2013</text:p>
          </table:table-cell>
          <table:table-cell table:style-name="ce12" office:value-type="string" calcext:value-type="string">
            <text:p>Appel de fonds <text:s/>- Laurent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33]=&quot;&quot;;&quot;&quot;;[.E32]-[.C33]+[.D33])" office:value-type="float" office:value="2550" calcext:value-type="float">
            <text:p>2 550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3-20" calcext:value-type="date">
            <text:p>20/03/2013</text:p>
          </table:table-cell>
          <table:table-cell table:style-name="ce12" office:value-type="string" calcext:value-type="string">
            <text:p>Chq 3781281 <text:s text:c="3"/>Paysagiste <text:s text:c="4"/></text:p>
          </table:table-cell>
          <table:table-cell table:style-name="ce16" office:value-type="float" office:value="500" calcext:value-type="float">
            <text:p>500,00</text:p>
          </table:table-cell>
          <table:table-cell table:style-name="ce21"/>
          <table:table-cell table:style-name="ce25" table:formula="of:=IF([.B34]=&quot;&quot;;&quot;&quot;;[.E33]-[.C34]+[.D34])" office:value-type="float" office:value="2050" calcext:value-type="float">
            <text:p>2 050,00</text:p>
          </table:table-cell>
          <table:table-cell/>
          <table:table-cell table:style-name="ce32" office:value-type="float" office:value="500" calcext:value-type="float">
            <text:p>500,00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4-10" calcext:value-type="date">
            <text:p>10/04/2013</text:p>
          </table:table-cell>
          <table:table-cell table:style-name="ce12" office:value-type="string" calcext:value-type="string">
            <text:p>Appel de fonds - Guilhaumon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35]=&quot;&quot;;&quot;&quot;;[.E34]-[.C35]+[.D35])" office:value-type="float" office:value="2075" calcext:value-type="float">
            <text:p>2 075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1-10" calcext:value-type="date">
            <text:p>10/01/2013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36]=&quot;&quot;;&quot;&quot;;[.E35]-[.C36]+[.D36])" office:value-type="float" office:value="2073" calcext:value-type="float">
            <text:p>2 073,00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4-11" calcext:value-type="date">
            <text:p>11/04/2013</text:p>
          </table:table-cell>
          <table:table-cell table:style-name="ce12" office:value-type="string" calcext:value-type="string">
            <text:p>Appel de fonds <text:s/>- Lévèque/Coignée <text:s text:c="15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37]=&quot;&quot;;&quot;&quot;;[.E36]-[.C37]+[.D37])" office:value-type="float" office:value="2098" calcext:value-type="float">
            <text:p>2 098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4-15" calcext:value-type="date">
            <text:p>15/04/2013</text:p>
          </table:table-cell>
          <table:table-cell table:style-name="ce12" office:value-type="string" calcext:value-type="string">
            <text:p>Appel de fonds <text:s/>- Guillou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38]=&quot;&quot;;&quot;&quot;;[.E37]-[.C38]+[.D38])" office:value-type="float" office:value="2123" calcext:value-type="float">
            <text:p>2 123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4-15" calcext:value-type="date">
            <text:p>15/04/2013</text:p>
          </table:table-cell>
          <table:table-cell table:style-name="ce12" office:value-type="string" calcext:value-type="string">
            <text:p>Appel de fonds <text:s/>- Argis/David <text:s text:c="15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39]=&quot;&quot;;&quot;&quot;;[.E38]-[.C39]+[.D39])" office:value-type="float" office:value="2148" calcext:value-type="float">
            <text:p>2 148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4-16" calcext:value-type="date">
            <text:p>16/04/2013</text:p>
          </table:table-cell>
          <table:table-cell table:style-name="ce12" office:value-type="string" calcext:value-type="string">
            <text:p>Appel de fonds <text:s/>- Gautier <text:s text:c="15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40]=&quot;&quot;;&quot;&quot;;[.E39]-[.C40]+[.D40])" office:value-type="float" office:value="2173" calcext:value-type="float">
            <text:p>2 173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4-20" calcext:value-type="date">
            <text:p>20/04/2013</text:p>
          </table:table-cell>
          <table:table-cell table:style-name="ce12" office:value-type="string" calcext:value-type="string">
            <text:p>Appel de fonds <text:s/>- Laurent <text:s text:c="17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41]=&quot;&quot;;&quot;&quot;;[.E40]-[.C41]+[.D41])" office:value-type="float" office:value="2198" calcext:value-type="float">
            <text:p>2 198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5-06" calcext:value-type="date">
            <text:p>06/05/2013</text:p>
          </table:table-cell>
          <table:table-cell table:style-name="ce12" office:value-type="string" calcext:value-type="string">
            <text:p>Appel de fonds <text:s/>- Argis/David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42]=&quot;&quot;;&quot;&quot;;[.E41]-[.C42]+[.D42])" office:value-type="float" office:value="2223" calcext:value-type="float">
            <text:p>2 223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5-10" calcext:value-type="date">
            <text:p>10/05/2013</text:p>
          </table:table-cell>
          <table:table-cell table:style-name="ce12" office:value-type="string" calcext:value-type="string">
            <text:p>Appel de fonds <text:s/>- Guilhaumon <text:s text:c="17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43]=&quot;&quot;;&quot;&quot;;[.E42]-[.C43]+[.D43])" office:value-type="float" office:value="2248" calcext:value-type="float">
            <text:p>2 248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5-10" calcext:value-type="date">
            <text:p>10/05/2013</text:p>
          </table:table-cell>
          <table:table-cell table:style-name="ce12" office:value-type="string" calcext:value-type="string">
            <text:p>Appel de fonds <text:s/>- Lévèque/Coignée <text:s text:c="17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44]=&quot;&quot;;&quot;&quot;;[.E43]-[.C44]+[.D44])" office:value-type="float" office:value="2273" calcext:value-type="float">
            <text:p>2 273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5-15" calcext:value-type="date">
            <text:p>15/05/2013</text:p>
          </table:table-cell>
          <table:table-cell table:style-name="ce12" office:value-type="string" calcext:value-type="string">
            <text:p>Appel de fonds <text:s/>- Gautier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45]=&quot;&quot;;&quot;&quot;;[.E44]-[.C45]+[.D45])" office:value-type="float" office:value="2298" calcext:value-type="float">
            <text:p>2 298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5-15" calcext:value-type="date">
            <text:p>15/05/2013</text:p>
          </table:table-cell>
          <table:table-cell table:style-name="ce12" office:value-type="string" calcext:value-type="string">
            <text:p>Appel de fonds <text:s/>- Guillou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46]=&quot;&quot;;&quot;&quot;;[.E45]-[.C46]+[.D46])" office:value-type="float" office:value="2323" calcext:value-type="float">
            <text:p>2 323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5-20" calcext:value-type="date">
            <text:p>20/05/2013</text:p>
          </table:table-cell>
          <table:table-cell table:style-name="ce12" office:value-type="string" calcext:value-type="string">
            <text:p>Appel de fonds <text:s/>- Laurent <text:s text:c="17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47]=&quot;&quot;;&quot;&quot;;[.E46]-[.C47]+[.D47])" office:value-type="float" office:value="2348" calcext:value-type="float">
            <text:p>2 348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6-10" calcext:value-type="date">
            <text:p>10/06/2013</text:p>
          </table:table-cell>
          <table:table-cell table:style-name="ce12" office:value-type="string" calcext:value-type="string">
            <text:p>Appel de fonds <text:s/>- Guilhaumon <text:s text:c="15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48]=&quot;&quot;;&quot;&quot;;[.E47]-[.C48]+[.D48])" office:value-type="float" office:value="2373" calcext:value-type="float">
            <text:p>2 373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6-10" calcext:value-type="date">
            <text:p>10/06/2013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21"/>
          <table:table-cell table:style-name="ce25" table:formula="of:=IF([.B49]=&quot;&quot;;&quot;&quot;;[.E48]-[.C49]+[.D49])" office:value-type="float" office:value="2371" calcext:value-type="float">
            <text:p>2 371,00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6-11" calcext:value-type="date">
            <text:p>11/06/2013</text:p>
          </table:table-cell>
          <table:table-cell table:style-name="ce12" office:value-type="string" calcext:value-type="string">
            <text:p>Appel de fonds <text:s/>- Lévèque/Coignée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0]=&quot;&quot;;&quot;&quot;;[.E49]-[.C50]+[.D50])" office:value-type="float" office:value="2396" calcext:value-type="float">
            <text:p>2 396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6-13" calcext:value-type="date">
            <text:p>13/06/2013</text:p>
          </table:table-cell>
          <table:table-cell table:style-name="ce12" office:value-type="string" calcext:value-type="string">
            <text:p>Appel de fonds <text:s/>- Argis/David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1]=&quot;&quot;;&quot;&quot;;[.E50]-[.C51]+[.D51])" office:value-type="float" office:value="2421" calcext:value-type="float">
            <text:p>2 421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6-14" calcext:value-type="date">
            <text:p>14/06/2013</text:p>
          </table:table-cell>
          <table:table-cell table:style-name="ce12" office:value-type="string" calcext:value-type="string">
            <text:p>Appel de fonds <text:s/>- Gautier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2]=&quot;&quot;;&quot;&quot;;[.E51]-[.C52]+[.D52])" office:value-type="float" office:value="2446" calcext:value-type="float">
            <text:p>2 446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6-17" calcext:value-type="date">
            <text:p>17/06/2013</text:p>
          </table:table-cell>
          <table:table-cell table:style-name="ce12" office:value-type="string" calcext:value-type="string">
            <text:p>Appel de fonds <text:s/>- Guillou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3]=&quot;&quot;;&quot;&quot;;[.E52]-[.C53]+[.D53])" office:value-type="float" office:value="2471" calcext:value-type="float">
            <text:p>2 471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6-20" calcext:value-type="date">
            <text:p>20/06/2013</text:p>
          </table:table-cell>
          <table:table-cell table:style-name="ce12" office:value-type="string" calcext:value-type="string">
            <text:p>Appel de fonds <text:s/>- Laurent <text:s text:c="14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4]=&quot;&quot;;&quot;&quot;;[.E53]-[.C54]+[.D54])" office:value-type="float" office:value="2496" calcext:value-type="float">
            <text:p>2 496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7-10" calcext:value-type="date">
            <text:p>10/07/2013</text:p>
          </table:table-cell>
          <table:table-cell table:style-name="ce12" office:value-type="string" calcext:value-type="string">
            <text:p>Appel de fonds <text:s/>- Guilhaumon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5]=&quot;&quot;;&quot;&quot;;[.E54]-[.C55]+[.D55])" office:value-type="float" office:value="2521" calcext:value-type="float">
            <text:p>2 521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7-11" calcext:value-type="date">
            <text:p>11/07/2013</text:p>
          </table:table-cell>
          <table:table-cell table:style-name="ce12" office:value-type="string" calcext:value-type="string">
            <text:p>Appel de fonds <text:s/>- <text:s/>Lévèque/Coignée <text:s text:c="15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6]=&quot;&quot;;&quot;&quot;;[.E55]-[.C56]+[.D56])" office:value-type="float" office:value="2546" calcext:value-type="float">
            <text:p>2 546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7-15" calcext:value-type="date">
            <text:p>15/07/2013</text:p>
          </table:table-cell>
          <table:table-cell table:style-name="ce12" office:value-type="string" calcext:value-type="string">
            <text:p>Appel de fonds <text:s/>- <text:s/>Guillou <text:s text:c="13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7]=&quot;&quot;;&quot;&quot;;[.E56]-[.C57]+[.D57])" office:value-type="float" office:value="2571" calcext:value-type="float">
            <text:p>2 571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7-16" calcext:value-type="date">
            <text:p>16/07/2013</text:p>
          </table:table-cell>
          <table:table-cell table:style-name="ce12" office:value-type="string" calcext:value-type="string">
            <text:p>Appel de fonds <text:s/>- <text:s/>Gautier <text:s text:c="15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8]=&quot;&quot;;&quot;&quot;;[.E57]-[.C58]+[.D58])" office:value-type="float" office:value="2596" calcext:value-type="float">
            <text:p>2 596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7-20" calcext:value-type="date">
            <text:p>20/07/2013</text:p>
          </table:table-cell>
          <table:table-cell table:style-name="ce12" office:value-type="string" calcext:value-type="string">
            <text:p>Appel de fonds <text:s/>- Laurent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59]=&quot;&quot;;&quot;&quot;;[.E58]-[.C59]+[.D59])" office:value-type="float" office:value="2621" calcext:value-type="float">
            <text:p>2 621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8-05" calcext:value-type="date">
            <text:p>05/08/2013</text:p>
          </table:table-cell>
          <table:table-cell table:style-name="ce12" office:value-type="string" calcext:value-type="string">
            <text:p>Appel de fonds <text:s/>- Vallet/Figureau <text:s text:c="16"/></text:p>
          </table:table-cell>
          <table:table-cell table:style-name="ce16"/>
          <table:table-cell table:style-name="ce21" office:value-type="float" office:value="150" calcext:value-type="float">
            <text:p>150,00</text:p>
          </table:table-cell>
          <table:table-cell table:style-name="ce25" table:formula="of:=IF([.B60]=&quot;&quot;;&quot;&quot;;[.E59]-[.C60]+[.D60])" office:value-type="float" office:value="2771" calcext:value-type="float">
            <text:p>2 771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0" calcext:value-type="float">
            <text:p>1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8-05" calcext:value-type="date">
            <text:p>05/08/2013</text:p>
          </table:table-cell>
          <table:table-cell table:style-name="ce12" office:value-type="string" calcext:value-type="string">
            <text:p>Remb Banque</text:p>
          </table:table-cell>
          <table:table-cell table:style-name="ce16"/>
          <table:table-cell table:style-name="ce21" office:value-type="float" office:value="1.8" calcext:value-type="float">
            <text:p>1,80</text:p>
          </table:table-cell>
          <table:table-cell table:style-name="ce25" table:formula="of:=IF([.B61]=&quot;&quot;;&quot;&quot;;[.E60]-[.C61]+[.D61])" office:value-type="float" office:value="2772.8" calcext:value-type="float">
            <text:p>2 772,8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office:value-type="float" office:value="1.8" calcext:value-type="float">
            <text:p>1,80</text:p>
          </table:table-cell>
          <table:table-cell table:style-name="ce36" table:number-columns-repeated="14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8-09" calcext:value-type="date">
            <text:p>09/08/2013</text:p>
          </table:table-cell>
          <table:table-cell table:style-name="ce12" office:value-type="string" calcext:value-type="string">
            <text:p>Appel de fonds <text:s/>- Lévèque/Coignée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62]=&quot;&quot;;&quot;&quot;;[.E61]-[.C62]+[.D62])" office:value-type="float" office:value="2797.8" calcext:value-type="float">
            <text:p>2 797,8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8-10" calcext:value-type="date">
            <text:p>10/08/2013</text:p>
          </table:table-cell>
          <table:table-cell table:style-name="ce12" office:value-type="string" calcext:value-type="string">
            <text:p>Appel de fonds <text:s/>- Guilhaumon <text:s text:c="16"/></text:p>
          </table:table-cell>
          <table:table-cell table:style-name="ce16"/>
          <table:table-cell table:style-name="ce21" office:value-type="float" office:value="25" calcext:value-type="float">
            <text:p>25,00</text:p>
          </table:table-cell>
          <table:table-cell table:style-name="ce25" table:formula="of:=IF([.B63]=&quot;&quot;;&quot;&quot;;[.E62]-[.C63]+[.D63])" office:value-type="float" office:value="2822.8" calcext:value-type="float">
            <text:p>2 822,8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8-12" calcext:value-type="date">
            <text:p>12/08/2013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3.8" calcext:value-type="float">
            <text:p>3,80</text:p>
          </table:table-cell>
          <table:table-cell table:style-name="ce21"/>
          <table:table-cell table:style-name="ce25" table:formula="of:=IF([.B64]=&quot;&quot;;&quot;&quot;;[.E63]-[.C64]+[.D64])" office:value-type="float" office:value="2819" calcext:value-type="float">
            <text:p>2 819,00</text:p>
          </table:table-cell>
          <table:table-cell/>
          <table:table-cell table:style-name="ce32"/>
          <table:table-cell table:style-name="ce36"/>
          <table:table-cell table:style-name="ce36" office:value-type="float" office:value="3.8" calcext:value-type="float">
            <text:p>3,8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8-14" calcext:value-type="date">
            <text:p>14/08/2013</text:p>
          </table:table-cell>
          <table:table-cell table:style-name="ce12" office:value-type="string" calcext:value-type="string">
            <text:p>Appel de fonds <text:s/>- Gautier <text:s text:c="16"/></text:p>
          </table:table-cell>
          <table:table-cell table:style-name="ce17"/>
          <table:table-cell table:style-name="ce21" office:value-type="float" office:value="25" calcext:value-type="float">
            <text:p>25,00</text:p>
          </table:table-cell>
          <table:table-cell table:style-name="ce25" table:formula="of:=IF([.B65]=&quot;&quot;;&quot;&quot;;[.E64]-[.C65]+[.D65])" office:value-type="float" office:value="2844" calcext:value-type="float">
            <text:p>2 844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8-20" calcext:value-type="date">
            <text:p>20/08/2013</text:p>
          </table:table-cell>
          <table:table-cell table:style-name="ce12" office:value-type="string" calcext:value-type="string">
            <text:p>Appel de fonds <text:s/>- Laurent <text:s text:c="15"/></text:p>
          </table:table-cell>
          <table:table-cell table:style-name="ce17"/>
          <table:table-cell table:style-name="ce21" office:value-type="float" office:value="25" calcext:value-type="float">
            <text:p>25,00</text:p>
          </table:table-cell>
          <table:table-cell table:style-name="ce25" table:formula="of:=IF([.B66]=&quot;&quot;;&quot;&quot;;[.E65]-[.C66]+[.D66])" office:value-type="float" office:value="2869" calcext:value-type="float">
            <text:p>2 869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8-20" calcext:value-type="date">
            <text:p>20/08/2013</text:p>
          </table:table-cell>
          <table:table-cell table:style-name="ce12" office:value-type="string" calcext:value-type="string">
            <text:p>Appel de fonds <text:s/>- Guillou <text:s text:c="13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67]=&quot;&quot;;&quot;&quot;;[.E66]-[.C67]+[.D67])" office:value-type="float" office:value="2894" calcext:value-type="float">
            <text:p>2 894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8-23" calcext:value-type="date">
            <text:p>23/08/2013</text:p>
          </table:table-cell>
          <table:table-cell table:style-name="ce12" office:value-type="string" calcext:value-type="string">
            <text:p>Appel de fonds <text:s/>- <text:s text:c="17"/></text:p>
          </table:table-cell>
          <table:table-cell table:style-name="ce16"/>
          <table:table-cell table:style-name="ce16" office:value-type="float" office:value="150" calcext:value-type="float">
            <text:p>150,00</text:p>
          </table:table-cell>
          <table:table-cell table:style-name="ce25" table:formula="of:=IF([.B68]=&quot;&quot;;&quot;&quot;;[.E67]-[.C68]+[.D68])" office:value-type="float" office:value="3044" calcext:value-type="float">
            <text:p>3 044,00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50" calcext:value-type="float">
            <text:p>1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9-03" calcext:value-type="date">
            <text:p>03/09/2013</text:p>
          </table:table-cell>
          <table:table-cell table:style-name="ce12" office:value-type="string" calcext:value-type="string">
            <text:p>Chq 3781282 <text:s text:c="3"/>Paysagiste <text:s text:c="4"/></text:p>
          </table:table-cell>
          <table:table-cell table:style-name="ce16" office:value-type="float" office:value="657.73" calcext:value-type="float">
            <text:p>657,73</text:p>
          </table:table-cell>
          <table:table-cell table:style-name="ce16"/>
          <table:table-cell table:style-name="ce25" table:formula="of:=IF([.B69]=&quot;&quot;;&quot;&quot;;[.E68]-[.C69]+[.D69])" office:value-type="float" office:value="2386.27" calcext:value-type="float">
            <text:p>2 386,27</text:p>
          </table:table-cell>
          <table:table-cell/>
          <table:table-cell table:style-name="ce32" office:value-type="float" office:value="657.73" calcext:value-type="float">
            <text:p>657,73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9-10" calcext:value-type="date">
            <text:p>10/09/2013</text:p>
          </table:table-cell>
          <table:table-cell table:style-name="ce12" office:value-type="string" calcext:value-type="string">
            <text:p>Appel de fonds <text:s/>- Guilhaumon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70]=&quot;&quot;;&quot;&quot;;[.E69]-[.C70]+[.D70])" office:value-type="float" office:value="2411.27" calcext:value-type="float">
            <text:p>2 411,27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9-10" calcext:value-type="date">
            <text:p>10/09/2013</text:p>
          </table:table-cell>
          <table:table-cell table:style-name="ce12" office:value-type="string" calcext:value-type="string">
            <text:p>Chq 3790712 Erdf</text:p>
          </table:table-cell>
          <table:table-cell table:style-name="ce16" office:value-type="float" office:value="1143.14" calcext:value-type="float">
            <text:p>1143,14</text:p>
          </table:table-cell>
          <table:table-cell table:style-name="ce16"/>
          <table:table-cell table:style-name="ce25" table:formula="of:=IF([.B71]=&quot;&quot;;&quot;&quot;;[.E70]-[.C71]+[.D71])" office:value-type="float" office:value="1268.13" calcext:value-type="float">
            <text:p>1 268,13</text:p>
          </table:table-cell>
          <table:table-cell/>
          <table:table-cell table:style-name="ce32"/>
          <table:table-cell table:style-name="ce36" table:number-columns-repeated="3"/>
          <table:table-cell table:style-name="ce36" office:value-type="float" office:value="1143.14" calcext:value-type="float">
            <text:p>1 143,14</text:p>
          </table:table-cell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9-11" calcext:value-type="date">
            <text:p>11/09/2013</text:p>
          </table:table-cell>
          <table:table-cell table:style-name="ce12" office:value-type="string" calcext:value-type="string">
            <text:p>Appel de fonds <text:s/>- Lévèque/Coignée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72]=&quot;&quot;;&quot;&quot;;[.E71]-[.C72]+[.D72])" office:value-type="float" office:value="1293.13" calcext:value-type="float">
            <text:p>1 293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9-16" calcext:value-type="date">
            <text:p>16/09/2013</text:p>
          </table:table-cell>
          <table:table-cell table:style-name="ce12" office:value-type="string" calcext:value-type="string">
            <text:p>Appel de fonds <text:s/>- Gautier <text:s text:c="15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73]=&quot;&quot;;&quot;&quot;;[.E72]-[.C73]+[.D73])" office:value-type="float" office:value="1318.13" calcext:value-type="float">
            <text:p>1 318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9-18" calcext:value-type="date">
            <text:p>18/09/2013</text:p>
          </table:table-cell>
          <table:table-cell table:style-name="ce12" office:value-type="string" calcext:value-type="string">
            <text:p>Appel de fonds <text:s/>- Guillou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74]=&quot;&quot;;&quot;&quot;;[.E73]-[.C74]+[.D74])" office:value-type="float" office:value="1343.13" calcext:value-type="float">
            <text:p>1 343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9-20" calcext:value-type="date">
            <text:p>20/09/2013</text:p>
          </table:table-cell>
          <table:table-cell table:style-name="ce12" office:value-type="string" calcext:value-type="string">
            <text:p>Appel de fonds <text:s/>- <text:s/>Laurent <text:s text:c="13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75]=&quot;&quot;;&quot;&quot;;[.E74]-[.C75]+[.D75])" office:value-type="float" office:value="1368.13" calcext:value-type="float">
            <text:p>1 368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09-20" calcext:value-type="date">
            <text:p>20/09/2013</text:p>
          </table:table-cell>
          <table:table-cell table:style-name="ce12" office:value-type="string" calcext:value-type="string">
            <text:p>Appel de fonds <text:s/>- <text:s/>Argis/David <text:s text:c="15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76]=&quot;&quot;;&quot;&quot;;[.E75]-[.C76]+[.D76])" office:value-type="float" office:value="1393.13" calcext:value-type="float">
            <text:p>1 393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0-10" calcext:value-type="date">
            <text:p>10/10/2013</text:p>
          </table:table-cell>
          <table:table-cell table:style-name="ce12" office:value-type="string" calcext:value-type="string">
            <text:p>Appel de fonds <text:s/>- <text:s/>Guilhaumon <text:s text:c="14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77]=&quot;&quot;;&quot;&quot;;[.E76]-[.C77]+[.D77])" office:value-type="float" office:value="1418.13" calcext:value-type="float">
            <text:p>1 418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0-10" calcext:value-type="date">
            <text:p>10/10/2013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16"/>
          <table:table-cell table:style-name="ce25" table:formula="of:=IF([.B78]=&quot;&quot;;&quot;&quot;;[.E77]-[.C78]+[.D78])" office:value-type="float" office:value="1416.13" calcext:value-type="float">
            <text:p>1 416,13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0-11" calcext:value-type="date">
            <text:p>11/10/2013</text:p>
          </table:table-cell>
          <table:table-cell table:style-name="ce12" office:value-type="string" calcext:value-type="string">
            <text:p>Appel de fonds <text:s/>- Lévèque/Coignée <text:s text:c="15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79]=&quot;&quot;;&quot;&quot;;[.E78]-[.C79]+[.D79])" office:value-type="float" office:value="1441.13" calcext:value-type="float">
            <text:p>1 441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0-15" calcext:value-type="date">
            <text:p>15/10/2013</text:p>
          </table:table-cell>
          <table:table-cell table:style-name="ce12" office:value-type="string" calcext:value-type="string">
            <text:p>Appel de fonds <text:s/>- Gautier <text:s text:c="17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80]=&quot;&quot;;&quot;&quot;;[.E79]-[.C80]+[.D80])" office:value-type="float" office:value="1466.13" calcext:value-type="float">
            <text:p>1 466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0-17" calcext:value-type="date">
            <text:p>17/10/2013</text:p>
          </table:table-cell>
          <table:table-cell table:style-name="ce12" office:value-type="string" calcext:value-type="string">
            <text:p>Appel de fonds <text:s/>- Guillou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81]=&quot;&quot;;&quot;&quot;;[.E80]-[.C81]+[.D81])" office:value-type="float" office:value="1491.13" calcext:value-type="float">
            <text:p>1 491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0-20" calcext:value-type="date">
            <text:p>20/10/2013</text:p>
          </table:table-cell>
          <table:table-cell table:style-name="ce12" office:value-type="string" calcext:value-type="string">
            <text:p>Appel de fonds <text:s/>- Laurent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82]=&quot;&quot;;&quot;&quot;;[.E81]-[.C82]+[.D82])" office:value-type="float" office:value="1516.13" calcext:value-type="float">
            <text:p>1 516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0-21" calcext:value-type="date">
            <text:p>21/10/2013</text:p>
          </table:table-cell>
          <table:table-cell table:style-name="ce12" office:value-type="string" calcext:value-type="string">
            <text:p>Appel de fonds <text:s/>- Argis/David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83]=&quot;&quot;;&quot;&quot;;[.E82]-[.C83]+[.D83])" office:value-type="float" office:value="1541.13" calcext:value-type="float">
            <text:p>1 541,13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0-21" calcext:value-type="date">
            <text:p>21/10/2013</text:p>
          </table:table-cell>
          <table:table-cell table:style-name="ce12" office:value-type="string" calcext:value-type="string">
            <text:p>Chq 3790713 <text:s/>Panneau</text:p>
          </table:table-cell>
          <table:table-cell table:style-name="ce16" office:value-type="float" office:value="144.23" calcext:value-type="float">
            <text:p>144,23</text:p>
          </table:table-cell>
          <table:table-cell table:style-name="ce16"/>
          <table:table-cell table:style-name="ce25" table:formula="of:=IF([.B84]=&quot;&quot;;&quot;&quot;;[.E83]-[.C84]+[.D84])" office:value-type="float" office:value="1396.9" calcext:value-type="float">
            <text:p>1 396,90</text:p>
          </table:table-cell>
          <table:table-cell/>
          <table:table-cell table:style-name="ce32"/>
          <table:table-cell table:style-name="ce36" table:number-columns-repeated="4"/>
          <table:table-cell table:style-name="ce23" office:value-type="float" office:value="144.23" calcext:value-type="float">
            <text:p>144,23</text:p>
          </table:table-cell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0-25" calcext:value-type="date">
            <text:p>25/10/2013</text:p>
          </table:table-cell>
          <table:table-cell table:style-name="ce12" office:value-type="string" calcext:value-type="string">
            <text:p>Chq 3790714 Paysagiste</text:p>
          </table:table-cell>
          <table:table-cell table:style-name="ce16" office:value-type="float" office:value="162.66" calcext:value-type="float">
            <text:p>162,66</text:p>
          </table:table-cell>
          <table:table-cell table:style-name="ce16"/>
          <table:table-cell table:style-name="ce25" table:formula="of:=IF([.B85]=&quot;&quot;;&quot;&quot;;[.E84]-[.C85]+[.D85])" office:value-type="float" office:value="1234.24" calcext:value-type="float">
            <text:p>1 234,24</text:p>
          </table:table-cell>
          <table:table-cell/>
          <table:table-cell table:style-name="ce32" office:value-type="float" office:value="162.66" calcext:value-type="float">
            <text:p>162,66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1-08" calcext:value-type="date">
            <text:p>08/11/2013</text:p>
          </table:table-cell>
          <table:table-cell table:style-name="ce12" office:value-type="string" calcext:value-type="string">
            <text:p>Appel de fonds <text:s/>- Lévèque/Coignée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86]=&quot;&quot;;&quot;&quot;;[.E85]-[.C86]+[.D86])" office:value-type="float" office:value="1259.24" calcext:value-type="float">
            <text:p>1 259,2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1-10" calcext:value-type="date">
            <text:p>10/11/2013</text:p>
          </table:table-cell>
          <table:table-cell table:style-name="ce12" office:value-type="string" calcext:value-type="string">
            <text:p>Appel de fonds <text:s/>- Guilhaumon <text:s text:c="17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87]=&quot;&quot;;&quot;&quot;;[.E86]-[.C87]+[.D87])" office:value-type="float" office:value="1284.24" calcext:value-type="float">
            <text:p>1 284,2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1-13" calcext:value-type="date">
            <text:p>13/11/2013</text:p>
          </table:table-cell>
          <table:table-cell table:style-name="ce12" office:value-type="string" calcext:value-type="string">
            <text:p>Appel de fonds <text:s/>- Gautier <text:s text:c="15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88]=&quot;&quot;;&quot;&quot;;[.E87]-[.C88]+[.D88])" office:value-type="float" office:value="1309.24" calcext:value-type="float">
            <text:p>1 309,2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1-19" calcext:value-type="date">
            <text:p>19/11/2013</text:p>
          </table:table-cell>
          <table:table-cell table:style-name="ce12" office:value-type="string" calcext:value-type="string">
            <text:p>Appel de fonds <text:s/>- Guillou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89]=&quot;&quot;;&quot;&quot;;[.E88]-[.C89]+[.D89])" office:value-type="float" office:value="1334.24" calcext:value-type="float">
            <text:p>1 334,2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1-20" calcext:value-type="date">
            <text:p>20/11/2013</text:p>
          </table:table-cell>
          <table:table-cell table:style-name="ce12" office:value-type="string" calcext:value-type="string">
            <text:p>Appel de fonds <text:s/>- Laurent <text:s text:c="17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90]=&quot;&quot;;&quot;&quot;;[.E89]-[.C90]+[.D90])" office:value-type="float" office:value="1359.24" calcext:value-type="float">
            <text:p>1 359,2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1-20" calcext:value-type="date">
            <text:p>20/11/2013</text:p>
          </table:table-cell>
          <table:table-cell table:style-name="ce12" office:value-type="string" calcext:value-type="string">
            <text:p>Appel de fonds <text:s/>- Argis/David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91]=&quot;&quot;;&quot;&quot;;[.E90]-[.C91]+[.D91])" office:value-type="float" office:value="1384.24" calcext:value-type="float">
            <text:p>1 384,2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05" calcext:value-type="date">
            <text:p>05/12/2013</text:p>
          </table:table-cell>
          <table:table-cell table:style-name="ce12" office:value-type="string" calcext:value-type="string">
            <text:p>Chq 3790715 – Edf 13,34 + 50,15</text:p>
          </table:table-cell>
          <table:table-cell table:style-name="ce16" office:value-type="float" office:value="63.49" calcext:value-type="float">
            <text:p>63,49</text:p>
          </table:table-cell>
          <table:table-cell table:style-name="ce16"/>
          <table:table-cell table:style-name="ce25" table:formula="of:=IF([.B92]=&quot;&quot;;&quot;&quot;;[.E91]-[.C92]+[.D92])" office:value-type="float" office:value="1320.75" calcext:value-type="float">
            <text:p>1 320,75</text:p>
          </table:table-cell>
          <table:table-cell/>
          <table:table-cell table:style-name="ce32"/>
          <table:table-cell table:style-name="ce36" office:value-type="float" office:value="63.49" calcext:value-type="float">
            <text:p>63,49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10" calcext:value-type="date">
            <text:p>10/12/2013</text:p>
          </table:table-cell>
          <table:table-cell table:style-name="ce12" office:value-type="string" calcext:value-type="string">
            <text:p>Appel de fonds <text:s/>- <text:s/>Guilhaumon <text:s text:c="14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93]=&quot;&quot;;&quot;&quot;;[.E92]-[.C93]+[.D93])" office:value-type="float" office:value="1345.75" calcext:value-type="float">
            <text:p>1 345,75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10" calcext:value-type="date">
            <text:p>10/12/2013</text:p>
          </table:table-cell>
          <table:table-cell table:style-name="ce12" office:value-type="string" calcext:value-type="string">
            <text:p>Facture Banque</text:p>
          </table:table-cell>
          <table:table-cell table:style-name="ce16" office:value-type="float" office:value="2" calcext:value-type="float">
            <text:p>2,00</text:p>
          </table:table-cell>
          <table:table-cell table:style-name="ce16"/>
          <table:table-cell table:style-name="ce25" table:formula="of:=IF([.B94]=&quot;&quot;;&quot;&quot;;[.E93]-[.C94]+[.D94])" office:value-type="float" office:value="1343.75" calcext:value-type="float">
            <text:p>1 343,75</text:p>
          </table:table-cell>
          <table:table-cell/>
          <table:table-cell table:style-name="ce32"/>
          <table:table-cell table:style-name="ce36"/>
          <table:table-cell table:style-name="ce36" office:value-type="float" office:value="2" calcext:value-type="float">
            <text:p>2,00</text:p>
          </table:table-cell>
          <table:table-cell table:style-name="ce36" table:number-columns-repeated="2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11" calcext:value-type="date">
            <text:p>11/12/2013</text:p>
          </table:table-cell>
          <table:table-cell table:style-name="ce12" office:value-type="string" calcext:value-type="string">
            <text:p>Appel de fonds <text:s/>- Lévèque/Coignée <text:s text:c="17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95]=&quot;&quot;;&quot;&quot;;[.E94]-[.C95]+[.D95])" office:value-type="float" office:value="1368.75" calcext:value-type="float">
            <text:p>1 368,75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16" calcext:value-type="date">
            <text:p>16/12/2013</text:p>
          </table:table-cell>
          <table:table-cell table:style-name="ce12" office:value-type="string" calcext:value-type="string">
            <text:p>Appel de fonds <text:s/>- Gautier <text:s text:c="17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96]=&quot;&quot;;&quot;&quot;;[.E95]-[.C96]+[.D96])" office:value-type="float" office:value="1393.75" calcext:value-type="float">
            <text:p>1 393,75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17" calcext:value-type="date">
            <text:p>17/12/2013</text:p>
          </table:table-cell>
          <table:table-cell table:style-name="ce12" office:value-type="string" calcext:value-type="string">
            <text:p>Appel de fonds <text:s/>- Guillou <text:s text:c="15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97]=&quot;&quot;;&quot;&quot;;[.E96]-[.C97]+[.D97])" office:value-type="float" office:value="1418.75" calcext:value-type="float">
            <text:p>1 418,75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18" calcext:value-type="date">
            <text:p>18/12/2013</text:p>
          </table:table-cell>
          <table:table-cell table:style-name="ce12" office:value-type="string" calcext:value-type="string">
            <text:p>Chq 3790716 – Electricien</text:p>
          </table:table-cell>
          <table:table-cell table:style-name="ce16" office:value-type="float" office:value="88.81" calcext:value-type="float">
            <text:p>88,81</text:p>
          </table:table-cell>
          <table:table-cell table:style-name="ce16"/>
          <table:table-cell table:style-name="ce25" table:formula="of:=IF([.B98]=&quot;&quot;;&quot;&quot;;[.E97]-[.C98]+[.D98])" office:value-type="float" office:value="1329.94" calcext:value-type="float">
            <text:p>1 329,94</text:p>
          </table:table-cell>
          <table:table-cell/>
          <table:table-cell table:style-name="ce32"/>
          <table:table-cell table:style-name="ce36" office:value-type="float" office:value="88.81" calcext:value-type="float">
            <text:p>88,81</text:p>
          </table:table-cell>
          <table:table-cell table:style-name="ce36" table:number-columns-repeated="3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19" calcext:value-type="date">
            <text:p>19/12/2013</text:p>
          </table:table-cell>
          <table:table-cell table:style-name="ce12" office:value-type="string" calcext:value-type="string">
            <text:p>Appel de fonds <text:s/>- Gautier (2014) <text:s text:c="13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99]=&quot;&quot;;&quot;&quot;;[.E98]-[.C99]+[.D99])" office:value-type="float" office:value="1354.94" calcext:value-type="float">
            <text:p>1 354,9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20" calcext:value-type="date">
            <text:p>20/12/2013</text:p>
          </table:table-cell>
          <table:table-cell table:style-name="ce12" office:value-type="string" calcext:value-type="string">
            <text:p>Appel de fonds <text:s/>- Laurent <text:s text:c="15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100]=&quot;&quot;;&quot;&quot;;[.E99]-[.C100]+[.D100])" office:value-type="float" office:value="1379.94" calcext:value-type="float">
            <text:p>1 379,9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20" calcext:value-type="date">
            <text:p>20/12/2013</text:p>
          </table:table-cell>
          <table:table-cell table:style-name="ce12" office:value-type="string" calcext:value-type="string">
            <text:p>Appel de fonds <text:s/>- Argis/David <text:s text:c="16"/></text:p>
          </table:table-cell>
          <table:table-cell table:style-name="ce16"/>
          <table:table-cell table:style-name="ce16" office:value-type="float" office:value="25" calcext:value-type="float">
            <text:p>25,00</text:p>
          </table:table-cell>
          <table:table-cell table:style-name="ce25" table:formula="of:=IF([.B101]=&quot;&quot;;&quot;&quot;;[.E100]-[.C101]+[.D101])" office:value-type="float" office:value="1404.94" calcext:value-type="float">
            <text:p>1 404,94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25" calcext:value-type="float">
            <text:p>25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26" calcext:value-type="date">
            <text:p>26/12/2013</text:p>
          </table:table-cell>
          <table:table-cell table:style-name="ce12" office:value-type="string" calcext:value-type="string">
            <text:p>Chq 3781284 <text:s text:c="2"/>Frais Ass. Générale</text:p>
          </table:table-cell>
          <table:table-cell table:style-name="ce16" office:value-type="float" office:value="70.59" calcext:value-type="float">
            <text:p>70,59</text:p>
          </table:table-cell>
          <table:table-cell table:style-name="ce16"/>
          <table:table-cell table:style-name="ce25" table:formula="of:=IF([.B102]=&quot;&quot;;&quot;&quot;;[.E101]-[.C102]+[.D102])" office:value-type="float" office:value="1334.35" calcext:value-type="float">
            <text:p>1 334,35</text:p>
          </table:table-cell>
          <table:table-cell/>
          <table:table-cell table:style-name="ce32"/>
          <table:table-cell table:style-name="ce36" table:number-columns-repeated="4"/>
          <table:table-cell table:style-name="ce23" office:value-type="float" office:value="70.59" calcext:value-type="float">
            <text:p>70,59</text:p>
          </table:table-cell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30" calcext:value-type="date">
            <text:p>30/12/2013</text:p>
          </table:table-cell>
          <table:table-cell table:style-name="ce12" office:value-type="string" calcext:value-type="string">
            <text:p>Chq 3781283 Paysagiste</text:p>
          </table:table-cell>
          <table:table-cell table:style-name="ce16" office:value-type="float" office:value="406.64" calcext:value-type="float">
            <text:p>406,64</text:p>
          </table:table-cell>
          <table:table-cell table:style-name="ce16"/>
          <table:table-cell table:style-name="ce25" table:formula="of:=IF([.B103]=&quot;&quot;;&quot;&quot;;[.E102]-[.C103]+[.D103])" office:value-type="float" office:value="927.71" calcext:value-type="float">
            <text:p>927,71</text:p>
          </table:table-cell>
          <table:table-cell/>
          <table:table-cell table:style-name="ce32" office:value-type="float" office:value="406.64" calcext:value-type="float">
            <text:p>406,64</text:p>
          </table:table-cell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30" calcext:value-type="date">
            <text:p>30/12/2013</text:p>
          </table:table-cell>
          <table:table-cell table:style-name="ce12" office:value-type="string" calcext:value-type="string">
            <text:p>Appel de fonds <text:s/>- Bauny (2014) <text:s text:c="14"/></text:p>
          </table:table-cell>
          <table:table-cell table:style-name="ce16"/>
          <table:table-cell table:style-name="ce16" office:value-type="float" office:value="180" calcext:value-type="float">
            <text:p>180,00</text:p>
          </table:table-cell>
          <table:table-cell table:style-name="ce25" table:formula="of:=IF([.B104]=&quot;&quot;;&quot;&quot;;[.E103]-[.C104]+[.D104])" office:value-type="float" office:value="1107.71" calcext:value-type="float">
            <text:p>1 107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180" calcext:value-type="float">
            <text:p>18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 office:value-type="date" office:date-value="2013-12-30" calcext:value-type="date">
            <text:p>30/12/2013</text:p>
          </table:table-cell>
          <table:table-cell table:style-name="ce12" office:value-type="string" calcext:value-type="string">
            <text:p>Appel de fonds <text:s/>- Argis/David <text:s text:c="16"/></text:p>
          </table:table-cell>
          <table:table-cell table:style-name="ce16"/>
          <table:table-cell table:style-name="ce16" office:value-type="float" office:value="50" calcext:value-type="float">
            <text:p>50,00</text:p>
          </table:table-cell>
          <table:table-cell table:style-name="ce25" table:formula="of:=IF([.B105]=&quot;&quot;;&quot;&quot;;[.E104]-[.C105]+[.D105])" office:value-type="float" office:value="1157.71" calcext:value-type="float">
            <text:p>1 157,71</text:p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 office:value-type="float" office:value="50" calcext:value-type="float">
            <text:p>50,00</text:p>
          </table:table-cell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106]=&quot;&quot;;&quot;&quot;;[.E105]-[.C106]+[.D106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6" table:number-columns-repeated="2"/>
          <table:table-cell table:style-name="ce25" table:formula="of:=IF([.B107]=&quot;&quot;;&quot;&quot;;[.E106]-[.C107]+[.D107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8"/>
          <table:table-cell table:style-name="ce12"/>
          <table:table-cell table:style-name="ce17"/>
          <table:table-cell table:style-name="ce21"/>
          <table:table-cell table:style-name="ce25" table:formula="of:=IF([.B108]=&quot;&quot;;&quot;&quot;;[.E107]-[.C108]+[.D108])">
            <text:p/>
          </table:table-cell>
          <table:table-cell/>
          <table:table-cell table:style-name="ce32"/>
          <table:table-cell table:style-name="ce36" table:number-columns-repeated="4"/>
          <table:table-cell table:style-name="ce23"/>
          <table:table-cell/>
          <table:table-cell table:style-name="ce32"/>
          <table:table-cell table:style-name="ce36" table:number-columns-repeated="15"/>
          <table:table-cell table:style-name="ce23"/>
          <table:table-cell table:number-columns-repeated="994"/>
        </table:table-row>
        <table:table-row table:style-name="ro2">
          <table:table-cell table:style-name="ce7"/>
          <table:table-cell table:style-name="ce10" office:value-type="string" calcext:value-type="string">
            <text:p>Solde au <text:s/></text:p>
          </table:table-cell>
          <table:table-cell table:style-name="ce15" table:formula="of:=SUM([.C9:.C108])" office:value-type="float" office:value="3549.09" calcext:value-type="float">
            <text:p>3549,09</text:p>
          </table:table-cell>
          <table:table-cell table:style-name="ce20" table:formula="of:=SUM([.D9:.D108])" office:value-type="float" office:value="4706.8" calcext:value-type="float">
            <text:p>4 706,80</text:p>
          </table:table-cell>
          <table:table-cell table:style-name="ce26" table:formula="of:=[.E8]-[.C109]+[.D109]" office:value-type="float" office:value="1157.71" calcext:value-type="float">
            <text:p>1157,71</text:p>
          </table:table-cell>
          <table:table-cell/>
          <table:table-cell table:style-name="ce33" table:formula="of:=SUM([.G9:.G108])" office:value-type="float" office:value="1727.03" calcext:value-type="float">
            <text:p>1 727,03</text:p>
          </table:table-cell>
          <table:table-cell table:style-name="ce33" table:formula="of:=SUM([.H9:.H108])" office:value-type="float" office:value="152.3" calcext:value-type="float">
            <text:p>152,30</text:p>
          </table:table-cell>
          <table:table-cell table:style-name="ce33" table:formula="of:=SUM([.I9:.I108])" office:value-type="float" office:value="11.8" calcext:value-type="float">
            <text:p>11,80</text:p>
          </table:table-cell>
          <table:table-cell table:style-name="ce33" table:formula="of:=SUM([.J9:.J108])" office:value-type="float" office:value="300" calcext:value-type="float">
            <text:p>300,00</text:p>
          </table:table-cell>
          <table:table-cell table:style-name="ce33" table:formula="of:=SUM([.K9:.K108])" office:value-type="float" office:value="1143.14" calcext:value-type="float">
            <text:p>1 143,14</text:p>
          </table:table-cell>
          <table:table-cell table:style-name="ce33" table:formula="of:=SUM([.L9:.L108])" office:value-type="float" office:value="214.82" calcext:value-type="float">
            <text:p>214,82</text:p>
          </table:table-cell>
          <table:table-cell/>
          <table:table-cell table:style-name="ce44" table:formula="of:=SUM([.N9:.N108])" office:value-type="float" office:value="4705" calcext:value-type="float">
            <text:p>4 705,00</text:p>
          </table:table-cell>
          <table:table-cell table:style-name="ce44" table:formula="of:=SUM([.O9:.O108])" office:value-type="float" office:value="1.8" calcext:value-type="float">
            <text:p>1,80</text:p>
          </table:table-cell>
          <table:table-cell table:style-name="ce44" table:formula="of:=SUM([.P9:.P108])" office:value-type="float" office:value="0" calcext:value-type="float">
            <text:p>0,00</text:p>
          </table:table-cell>
          <table:table-cell table:style-name="ce44" table:formula="of:=SUM([.Q9:.Q108])" office:value-type="float" office:value="0" calcext:value-type="float">
            <text:p>0,00</text:p>
          </table:table-cell>
          <table:table-cell table:style-name="ce44" table:formula="of:=SUM([.R9:.R108])" office:value-type="float" office:value="0" calcext:value-type="float">
            <text:p>0,00</text:p>
          </table:table-cell>
          <table:table-cell table:style-name="ce44" table:number-columns-repeated="10"/>
          <table:table-cell table:style-name="ce44" table:formula="of:=SUM([.AC9:.AC108])" office:value-type="float" office:value="0" calcext:value-type="float">
            <text:p>0,00</text:p>
          </table:table-cell>
          <table:table-cell table:style-name="ce44" table:formula="of:=SUM([.AD9:.AD108])" office:value-type="float" office:value="0" calcext:value-type="float">
            <text:p>0,00</text:p>
          </table:table-cell>
          <table:table-cell table:number-columns-repeated="994"/>
        </table:table-row>
        <table:table-row table:style-name="ro2">
          <table:table-cell table:style-name="ce9"/>
          <table:table-cell table:style-name="ce14" table:number-columns-repeated="2"/>
          <table:table-cell table:style-name="ce22"/>
          <table:table-cell table:style-name="ce27"/>
          <table:table-cell/>
          <table:table-cell table:style-name="ce34"/>
          <table:table-cell table:style-name="ce14" table:number-columns-repeated="2"/>
          <table:table-cell table:style-name="ce22" table:number-columns-repeated="2"/>
          <table:table-cell table:style-name="ce39"/>
          <table:table-cell/>
          <table:table-cell table:style-name="ce34"/>
          <table:table-cell table:style-name="ce14" table:number-columns-repeated="15"/>
          <table:table-cell table:style-name="ce39"/>
          <table:table-cell table:number-columns-repeated="994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an Année" table:style-name="ta2" table:print-ranges="'Bilan Année'.A1:'Bilan Année'.F32 'Bilan Année'.J7:'Bilan Année'.J7">
        <table:table-column table:style-name="co11" table:number-columns-repeated="3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6" table:visibility="collapse" table:default-cell-style-name="ce48"/>
        <table:table-column table:style-name="co11" table:number-columns-repeated="4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1" table:number-columns-repeated="243" table:default-cell-style-name="ce48"/>
        <table:table-column table:style-name="co11" table:number-columns-repeated="767" table:default-cell-style-name="Default"/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49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9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5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0" office:value-type="string" calcext:value-type="string" table:number-columns-spanned="6" table:number-rows-spanned="1">
            <text:p>BILAN FINANCIER ANNEE 2013</text:p>
          </table:table-cell>
          <table:covered-table-cell table:number-columns-repeated="5" table:style-name="ce5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1" table:number-columns-repeated="6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6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7">
          <table:table-cell table:style-name="ce52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2"/>
          <table:table-cell table:style-name="ce52" office:value-type="string" calcext:value-type="string">
            <text:p>RECETTES</text:p>
          </table:table-cell>
          <table:table-cell table:style-name="ce52" office:value-type="string" calcext:value-type="string">
            <text:p>DEPENSES</text:p>
          </table:table-cell>
          <table:table-cell table:style-name="ce69" table:number-columns-repeated="2"/>
          <table:table-cell table:style-name="ce3" table:number-columns-repeated="6"/>
          <table:table-cell table:style-name="ce69" table:number-columns-repeated="1010"/>
        </table:table-row>
        <table:table-row table:style-name="ro8">
          <table:table-cell table:style-name="ce53" table:number-columns-repeated="4"/>
          <table:table-cell table:style-name="ce59" table:number-columns-repeated="2"/>
          <table:table-cell table:style-name="ce70" table:number-columns-repeated="2"/>
          <table:table-cell table:style-name="ce3" table:number-columns-repeated="6"/>
          <table:table-cell table:style-name="ce70"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4"/>
          <table:table-cell table:style-name="ce60" table:formula="of:=[$'tenue compte'.N109]" office:value-type="float" office:value="4705" calcext:value-type="float">
            <text:p>4 705,00 €</text:p>
          </table:table-cell>
          <table:table-cell table:style-name="ce6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4"/>
          <table:table-cell table:style-name="ce60"/>
          <table:table-cell table:style-name="ce60" table:formula="of:=[$'tenue compte'.G109]" office:value-type="float" office:value="1727.03" calcext:value-type="float">
            <text:p>1 727,03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0" table:visibility="collapse">
          <table:table-cell table:style-name="ce54" table:number-columns-repeated="4"/>
          <table:table-cell table:style-name="ce60"/>
          <table:table-cell table:style-name="ce60" table:formula="of:=[$'tenue compte'.G110]" office:value-type="float" office:value="0" calcext:value-type="float">
            <text:p>0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5" office:value-type="string" calcext:value-type="string" table:number-columns-spanned="4" table:number-rows-spanned="1">
            <text:p>E D F</text:p>
          </table:table-cell>
          <table:covered-table-cell table:number-columns-repeated="3" table:style-name="ce55"/>
          <table:table-cell table:style-name="ce61"/>
          <table:table-cell table:style-name="ce60" table:formula="of:=[$'tenue compte'.H109]" office:value-type="float" office:value="152.3" calcext:value-type="float">
            <text:p>152,3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4"/>
          <table:table-cell table:style-name="ce62" office:value-type="float" office:value="1.8" calcext:value-type="float">
            <text:p>1,8</text:p>
          </table:table-cell>
          <table:table-cell table:style-name="ce60" table:formula="of:=[$'tenue compte'.I109]" office:value-type="float" office:value="11.8" calcext:value-type="float">
            <text:p>11,8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4"/>
          <table:table-cell table:style-name="ce63"/>
          <table:table-cell table:style-name="ce60" table:formula="of:=[$'tenue compte'.J109]" office:value-type="float" office:value="300" calcext:value-type="float">
            <text:p>300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Erdf</text:p>
          </table:table-cell>
          <table:covered-table-cell table:number-columns-repeated="3" table:style-name="ce54"/>
          <table:table-cell table:style-name="ce63"/>
          <table:table-cell table:style-name="ce60" table:formula="of:=[$'tenue compte'.K109]" office:value-type="float" office:value="1143.14" calcext:value-type="float">
            <text:p>1 143,14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Panneau</text:p>
          </table:table-cell>
          <table:covered-table-cell table:number-columns-repeated="3" table:style-name="ce54"/>
          <table:table-cell table:style-name="ce63"/>
          <table:table-cell table:style-name="ce61" office:value-type="float" office:value="144.23" calcext:value-type="float">
            <text:p>144,23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54"/>
          <table:table-cell table:style-name="ce63"/>
          <table:table-cell table:style-name="ce61" office:value-type="float" office:value="70.59" calcext:value-type="float">
            <text:p>70,59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4" table:number-columns-spanned="4" table:number-rows-spanned="1"/>
          <table:covered-table-cell table:number-columns-repeated="3" table:style-name="ce54"/>
          <table:table-cell table:style-name="ce63" table:number-columns-repeated="2"/>
          <table:table-cell table:style-name="ce71" table:formula="of:=[.D16]+[.D17]+[.D19]+[#REF!]+[#REF!]" office:value-type="string" office:string-value="" calcext:value-type="error">
            <text:p>#REF !</text:p>
          </table:table-cell>
          <table:table-cell/>
          <table:table-cell table:style-name="ce3" table:number-columns-repeated="6"/>
          <table:table-cell table:number-columns-repeated="1010"/>
        </table:table-row>
        <table:table-row table:style-name="ro9">
          <table:table-cell table:style-name="ce56" table:number-columns-spanned="4" table:number-rows-spanned="1"/>
          <table:covered-table-cell table:number-columns-repeated="3" table:style-name="ce56"/>
          <table:table-cell table:style-name="ce64" table:formula="of:=SUM([.E10:.E19])" office:value-type="float" office:value="4706.8" calcext:value-type="float">
            <text:p>4 706,80 €</text:p>
          </table:table-cell>
          <table:table-cell table:style-name="ce64" table:formula="of:=SUM([.F10:.F19])" office:value-type="float" office:value="3549.09" calcext:value-type="float">
            <text:p>3 549,09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1">
          <table:table-cell table:style-name="ce57" table:number-columns-repeated="4"/>
          <table:table-cell table:style-name="ce65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8" office:value-type="string" calcext:value-type="string" table:number-columns-spanned="4" table:number-rows-spanned="2">
            <text:p>RESULTAT ANNEE 2013</text:p>
          </table:table-cell>
          <table:covered-table-cell table:number-columns-repeated="3" table:style-name="ce58"/>
          <table:table-cell table:style-name="ce66" table:formula="of:=[.E20]-[.F20]" office:value-type="float" office:value="1157.71" calcext:value-type="float" table:number-columns-spanned="2" table:number-rows-spanned="2">
            <text:p>1 157,71 €</text:p>
          </table:table-cell>
          <table:covered-table-cell table:style-name="ce66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covered-table-cell table:number-columns-repeated="4" table:style-name="ce58"/>
          <table:covered-table-cell table:number-columns-repeated="2" table:style-name="ce66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number-columns-repeated="4"/>
          <table:table-cell table:style-name="ce67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ce67" table:number-columns-repeated="2"/>
          <table:table-cell table:number-columns-repeated="1018"/>
        </table:table-row>
        <table:table-row table:style-name="ro13">
          <table:table-cell table:number-columns-repeated="4"/>
          <table:table-cell table:style-name="ce67" table:number-columns-repeated="2"/>
          <table:table-cell table:number-columns-repeated="1018"/>
        </table:table-row>
        <table:table-row table:style-name="ro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68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'tenue compte'.$A$1" table:expression="([$'Bilan Année'.$A$1:.$F$32];[$'Bilan Année'.$J$7])"/>
        </table:named-expressions>
      </table:table>
      <table:table table:name="Bilan prévisionnel" table:style-name="ta3" table:print-ranges="'Bilan prévisionnel'.B1:'Bilan prévisionnel'.G23">
        <table:table-column table:style-name="co6" table:visibility="collapse" table:default-cell-style-name="ce48"/>
        <table:table-column table:style-name="co11" table:number-columns-repeated="3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1" table:number-columns-repeated="243" table:default-cell-style-name="ce48"/>
        <table:table-column table:style-name="co11" table:number-columns-repeated="7" table:default-cell-style-name="ce3"/>
        <table:table-column table:style-name="co11" table:number-columns-repeated="767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9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50" office:value-type="string" calcext:value-type="string" table:number-columns-spanned="6" table:number-rows-spanned="1">
            <text:p>BILAN PREVISIONNEL ANNEE <text:s/>2014</text:p>
          </table:table-cell>
          <table:covered-table-cell table:number-columns-repeated="5" table:style-name="ce50"/>
          <table:table-cell table:number-columns-repeated="1017"/>
        </table:table-row>
        <table:table-row table:style-name="ro15">
          <table:table-cell/>
          <table:table-cell table:style-name="ce72" table:number-columns-spanned="6" table:number-rows-spanned="1"/>
          <table:covered-table-cell table:number-columns-repeated="5" table:style-name="ce72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7">
          <table:table-cell table:style-name="ce69"/>
          <table:table-cell table:style-name="ce52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2"/>
          <table:table-cell table:style-name="ce52" office:value-type="string" calcext:value-type="string">
            <text:p>RECETTES</text:p>
          </table:table-cell>
          <table:table-cell table:style-name="ce52" office:value-type="string" calcext:value-type="string">
            <text:p>DEPENSES</text:p>
          </table:table-cell>
          <table:table-cell table:style-name="ce69" table:number-columns-repeated="1017"/>
        </table:table-row>
        <table:table-row table:style-name="ro8">
          <table:table-cell table:style-name="ce70"/>
          <table:table-cell table:style-name="ce53" table:number-columns-repeated="4"/>
          <table:table-cell table:style-name="ce59" table:number-columns-repeated="2"/>
          <table:table-cell table:style-name="ce70"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4"/>
          <table:table-cell table:style-name="ce60" table:number-columns-repeated="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4"/>
          <table:table-cell table:style-name="ce60" table:number-columns-repeated="2"/>
          <table:table-cell table:number-columns-repeated="1017"/>
        </table:table-row>
        <table:table-row table:style-name="ro10" table:visibility="collapse">
          <table:table-cell/>
          <table:table-cell table:style-name="ce54" table:number-columns-repeated="4"/>
          <table:table-cell table:style-name="ce60" table:number-columns-repeated="2"/>
          <table:table-cell table:number-columns-repeated="1017"/>
        </table:table-row>
        <table:table-row table:style-name="ro9">
          <table:table-cell/>
          <table:table-cell table:style-name="ce55" office:value-type="string" calcext:value-type="string" table:number-columns-spanned="4" table:number-rows-spanned="1">
            <text:p>E D F</text:p>
          </table:table-cell>
          <table:covered-table-cell table:number-columns-repeated="3" table:style-name="ce55"/>
          <table:table-cell table:style-name="ce60" table:number-columns-repeated="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4"/>
          <table:table-cell table:style-name="ce63" table:number-columns-repeated="2"/>
          <table:table-cell table:number-columns-repeated="1017"/>
        </table:table-row>
        <table:table-row table:style-name="ro9">
          <table:table-cell/>
          <table:table-cell table:style-name="ce54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4"/>
          <table:table-cell table:style-name="ce63" table:number-columns-repeated="2"/>
          <table:table-cell table:number-columns-repeated="1017"/>
        </table:table-row>
        <table:table-row table:style-name="ro9">
          <table:table-cell/>
          <table:table-cell table:style-name="ce54" table:number-columns-spanned="4" table:number-rows-spanned="1"/>
          <table:covered-table-cell table:number-columns-repeated="3" table:style-name="ce54"/>
          <table:table-cell table:style-name="ce73"/>
          <table:table-cell table:style-name="ce63"/>
          <table:table-cell table:number-columns-repeated="1017"/>
        </table:table-row>
        <table:table-row table:style-name="ro9">
          <table:table-cell/>
          <table:table-cell table:style-name="ce54" table:number-columns-spanned="4" table:number-rows-spanned="1"/>
          <table:covered-table-cell table:number-columns-repeated="3" table:style-name="ce54"/>
          <table:table-cell table:style-name="ce73"/>
          <table:table-cell table:style-name="ce63"/>
          <table:table-cell table:number-columns-repeated="1017"/>
        </table:table-row>
        <table:table-row table:style-name="ro9">
          <table:table-cell/>
          <table:table-cell table:style-name="ce54" table:number-columns-spanned="4" table:number-rows-spanned="1"/>
          <table:covered-table-cell table:number-columns-repeated="3" table:style-name="ce54"/>
          <table:table-cell table:style-name="ce73"/>
          <table:table-cell table:style-name="ce63"/>
          <table:table-cell table:number-columns-repeated="1017"/>
        </table:table-row>
        <table:table-row table:style-name="ro9">
          <table:table-cell table:style-name="ce71" table:formula="of:=[#REF!]+[#REF!]+[#REF!]+[#REF!]+[#REF!]" office:value-type="string" office:string-value="" calcext:value-type="error">
            <text:p>#REF !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73"/>
          <table:table-cell table:style-name="ce63"/>
          <table:table-cell table:number-columns-repeated="1017"/>
        </table:table-row>
        <table:table-row table:style-name="ro9">
          <table:table-cell/>
          <table:table-cell table:style-name="ce56" table:number-columns-spanned="4" table:number-rows-spanned="1"/>
          <table:covered-table-cell table:number-columns-repeated="3" table:style-name="ce56"/>
          <table:table-cell table:style-name="ce64" table:formula="of:=SUM([.F10:.F19])" office:value-type="float" office:value="0" calcext:value-type="float">
            <text:p>0,00 €</text:p>
          </table:table-cell>
          <table:table-cell table:style-name="ce64" table:formula="of:=SUM([.G10:.G19])" office:value-type="float" office:value="0" calcext:value-type="float">
            <text:p>0,00 €</text:p>
          </table:table-cell>
          <table:table-cell table:number-columns-repeated="1017"/>
        </table:table-row>
        <table:table-row table:style-name="ro11">
          <table:table-cell/>
          <table:table-cell table:style-name="ce57" table:number-columns-repeated="4"/>
          <table:table-cell table:style-name="ce65" table:number-columns-repeated="2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 table:number-columns-spanned="4" table:number-rows-spanned="2">
            <text:p>RESULTAT PREVISIONNEL ANNEE 2014</text:p>
          </table:table-cell>
          <table:covered-table-cell table:number-columns-repeated="3" table:style-name="ce58"/>
          <table:table-cell table:style-name="ce66" table:formula="of:=[.F20]-[.G20]" office:value-type="float" office:value="0" calcext:value-type="float" table:number-columns-spanned="2" table:number-rows-spanned="2">
            <text:p>0,00 €</text:p>
          </table:table-cell>
          <table:covered-table-cell table:style-name="ce66"/>
          <table:table-cell table:number-columns-repeated="1017"/>
        </table:table-row>
        <table:table-row table:style-name="ro2">
          <table:table-cell/>
          <table:covered-table-cell table:number-columns-repeated="4" table:style-name="ce58"/>
          <table:covered-table-cell table:number-columns-repeated="2" table:style-name="ce66"/>
          <table:table-cell table:number-columns-repeated="1017"/>
        </table:table-row>
        <table:table-row table:style-name="ro12">
          <table:table-cell table:number-columns-repeated="5"/>
          <table:table-cell table:style-name="ce67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Bilan prévisionnel'.$B$1:.$G$23" table:range-usable-as="print-range"/>
        </table:named-expressions>
      </table:table>
      <table:table table:name="TRESORERIE" table:style-name="ta4" table:print-ranges="TRESORERIE.A1:TRESORERIE.D16">
        <table:table-column table:style-name="co18" table:default-cell-style-name="ce48"/>
        <table:table-column table:style-name="co19" table:default-cell-style-name="ce48"/>
        <table:table-column table:style-name="co12" table:default-cell-style-name="ce48"/>
        <table:table-column table:style-name="co20" table:default-cell-style-name="ce48"/>
        <table:table-column table:style-name="co11" table:number-columns-repeated="253" table:default-cell-style-name="ce48"/>
        <table:table-column table:style-name="co11" table:number-columns-repeated="767" table:default-cell-style-name="Default"/>
        <table:table-row table:style-name="ro2">
          <table:table-cell table:style-name="ce49" office:value-type="string" calcext:value-type="string" table:number-columns-spanned="4" table:number-rows-spanned="1">
            <text:p>ASL Domaine de la Roussellerie</text:p>
          </table:table-cell>
          <table:covered-table-cell table:number-columns-repeated="3" table:style-name="ce4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4" table:number-rows-spanned="1">
            <text:p>TRESORERIE 2013</text:p>
          </table:table-cell>
          <table:covered-table-cell table:number-columns-repeated="3" table:style-name="ce74"/>
          <table:table-cell table:number-columns-repeated="1020"/>
        </table:table-row>
        <table:table-row table:style-name="ro2">
          <table:table-cell table:style-name="ce74" table:number-columns-spanned="4" table:number-rows-spanned="1"/>
          <table:covered-table-cell table:number-columns-repeated="3" table:style-name="ce74"/>
          <table:table-cell table:number-columns-repeated="1020"/>
        </table:table-row>
        <table:table-row table:style-name="ro2">
          <table:table-cell table:style-name="ce75" table:number-columns-spanned="4" table:number-rows-spanned="1"/>
          <table:covered-table-cell table:number-columns-repeated="3" table:style-name="ce75"/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9">
          <table:table-cell table:style-name="ce76" office:value-type="string" calcext:value-type="string" table:number-columns-spanned="2" table:number-rows-spanned="1">
            <text:p>Solde compte chèque au 18/01/2013</text:p>
          </table:table-cell>
          <table:covered-table-cell table:style-name="ce76"/>
          <table:table-cell table:style-name="ce81" office:value-type="float" office:value="0" calcext:value-type="float" table:number-columns-spanned="2" table:number-rows-spanned="1">
            <text:p>0,00 €</text:p>
          </table:table-cell>
          <table:covered-table-cell table:style-name="ce81"/>
          <table:table-cell table:style-name="ce69" table:number-columns-repeated="1020"/>
        </table:table-row>
        <table:table-row table:style-name="ro18">
          <table:table-cell table:style-name="ce77"/>
          <table:table-cell/>
          <table:table-cell table:style-name="ce82"/>
          <table:table-cell table:style-name="ce86"/>
          <table:table-cell table:number-columns-repeated="1020"/>
        </table:table-row>
        <table:table-row table:style-name="ro19">
          <table:table-cell table:style-name="ce77"/>
          <table:table-cell/>
          <table:table-cell table:style-name="ce82"/>
          <table:table-cell table:style-name="ce86"/>
          <table:table-cell table:number-columns-repeated="1020"/>
        </table:table-row>
        <table:table-row table:style-name="ro20">
          <table:table-cell table:style-name="ce78" office:value-type="string" calcext:value-type="string" table:number-columns-spanned="2" table:number-rows-spanned="1">
            <text:p>+ RECETTES</text:p>
          </table:table-cell>
          <table:covered-table-cell table:style-name="ce78"/>
          <table:table-cell table:style-name="ce83" table:formula="of:=[$'Bilan Année'.E20]" office:value-type="currency" office:currency="EUR" office:value="4706.8" calcext:value-type="currency" table:number-columns-spanned="2" table:number-rows-spanned="1">
            <text:p>4 706,80 €</text:p>
          </table:table-cell>
          <table:covered-table-cell table:style-name="ce83"/>
          <table:table-cell table:number-columns-repeated="1020"/>
        </table:table-row>
        <table:table-row table:style-name="ro20">
          <table:table-cell table:style-name="ce78" office:value-type="string" calcext:value-type="string" table:number-columns-spanned="2" table:number-rows-spanned="1">
            <text:p>- DEPENSES</text:p>
          </table:table-cell>
          <table:covered-table-cell table:style-name="ce78"/>
          <table:table-cell table:style-name="ce83" table:formula="of:=[$'Bilan Année'.F20]" office:value-type="currency" office:currency="EUR" office:value="3549.09" calcext:value-type="currency" table:number-columns-spanned="2" table:number-rows-spanned="1">
            <text:p>3 549,09 €</text:p>
          </table:table-cell>
          <table:covered-table-cell table:style-name="ce83"/>
          <table:table-cell table:number-columns-repeated="1020"/>
        </table:table-row>
        <table:table-row table:style-name="ro20">
          <table:table-cell table:style-name="ce79"/>
          <table:table-cell table:style-name="ce69"/>
          <table:table-cell table:style-name="ce84"/>
          <table:table-cell table:style-name="ce86"/>
          <table:table-cell table:number-columns-repeated="1020"/>
        </table:table-row>
        <table:table-row table:style-name="ro20">
          <table:table-cell table:style-name="ce80" office:value-type="string" calcext:value-type="string" table:number-columns-spanned="2" table:number-rows-spanned="1">
            <text:p>Trésorerie au 31/12/2013</text:p>
          </table:table-cell>
          <table:covered-table-cell table:style-name="ce80"/>
          <table:table-cell table:style-name="ce85" table:formula="of:=[.C8]+[.C11]-[.C12]" office:value-type="float" office:value="1157.71" calcext:value-type="float" table:number-columns-spanned="2" table:number-rows-spanned="1">
            <text:p>1 157,71 €</text:p>
          </table:table-cell>
          <table:covered-table-cell table:style-name="ce85"/>
          <table:table-cell/>
          <table:table-cell table:style-name="ce3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TRESORERIE.$A$1:.$D$16" table:range-usable-as="print-range"/>
        </table:named-expressions>
      </table:table>
      <table:table table:name="Cotisations" table:style-name="ta5">
        <table:table-column table:style-name="co21" table:number-columns-repeated="15" table:default-cell-style-name="ce3"/>
        <table:table-column table:style-name="co8" table:number-columns-repeated="12" table:default-cell-style-name="ce3"/>
        <table:table-column table:style-name="co6" table:number-columns-repeated="997" table:default-cell-style-name="Default"/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41" office:value-type="string" calcext:value-type="string" table:number-columns-spanned="15" table:number-rows-spanned="1">
            <text:p>COTISATIONS <text:s/>2013</text:p>
          </table:table-cell>
          <table:covered-table-cell table:number-columns-repeated="14" table:style-name="ce41"/>
          <table:table-cell table:number-columns-repeated="1009"/>
        </table:table-row>
        <table:table-row table:style-name="ro3">
          <table:table-cell table:style-name="ce87" office:value-type="string" calcext:value-type="string">
            <text:p>Huyot/Piquet</text:p>
            <text:p>N° 1</text:p>
          </table:table-cell>
          <table:table-cell table:style-name="ce88" office:value-type="string" calcext:value-type="string">
            <text:p>Bauny</text:p>
            <text:p>N° 2</text:p>
          </table:table-cell>
          <table:table-cell table:style-name="ce88" office:value-type="string" calcext:value-type="string">
            <text:p>Leveque/coignee</text:p>
            <text:p>N° 3</text:p>
          </table:table-cell>
          <table:table-cell table:style-name="ce88" office:value-type="string" calcext:value-type="string">
            <text:p>Piegay/Omnes</text:p>
            <text:p>N° 4</text:p>
          </table:table-cell>
          <table:table-cell table:style-name="ce88" office:value-type="string" calcext:value-type="string">
            <text:p>David/Arvis</text:p>
            <text:p>N° 5</text:p>
          </table:table-cell>
          <table:table-cell table:style-name="ce88" office:value-type="string" calcext:value-type="string">
            <text:p>Gautier</text:p>
            <text:p>N° 6</text:p>
          </table:table-cell>
          <table:table-cell table:style-name="ce88" office:value-type="string" calcext:value-type="string">
            <text:p>Bouchand</text:p>
            <text:p>N° 7</text:p>
          </table:table-cell>
          <table:table-cell table:style-name="ce88" office:value-type="string" calcext:value-type="string">
            <text:p>N° 8</text:p>
          </table:table-cell>
          <table:table-cell table:style-name="ce88" office:value-type="string" calcext:value-type="string">
            <text:p>Cercleron/Colson</text:p>
            <text:p>N° 9</text:p>
          </table:table-cell>
          <table:table-cell table:style-name="ce88" office:value-type="string" calcext:value-type="string">
            <text:p>Vallet/Figureau</text:p>
            <text:p>N° 10</text:p>
          </table:table-cell>
          <table:table-cell table:style-name="ce88" office:value-type="string" calcext:value-type="string">
            <text:p>Guilhaumon</text:p>
            <text:p>N° 11</text:p>
          </table:table-cell>
          <table:table-cell table:style-name="ce88" office:value-type="string" calcext:value-type="string">
            <text:p>Pecheur/Landeau</text:p>
            <text:p>N° 12</text:p>
          </table:table-cell>
          <table:table-cell table:style-name="ce88" office:value-type="string" calcext:value-type="string">
            <text:p>Laurent</text:p>
            <text:p>N° 13</text:p>
          </table:table-cell>
          <table:table-cell table:style-name="ce88" office:value-type="string" calcext:value-type="string">
            <text:p>Raguideau/Loirat</text:p>
            <text:p>N° 14</text:p>
          </table:table-cell>
          <table:table-cell table:style-name="ce88" office:value-type="string" calcext:value-type="string">
            <text:p>Guillou/Amiel</text:p>
            <text:p>N° 15</text:p>
          </table:table-cell>
          <table:table-cell table:number-columns-repeated="1009"/>
        </table:table-row>
        <table:table-row table:style-name="ro2">
          <table:table-cell table:style-name="ce43"/>
          <table:table-cell table:style-name="ce12" table:number-columns-repeated="14"/>
          <table:table-cell table:number-columns-repeated="1009"/>
        </table:table-row>
        <table:table-row table:style-name="ro2" table:number-rows-repeated="85">
          <table:table-cell table:style-name="ce32"/>
          <table:table-cell table:style-name="ce36" table:number-columns-repeated="14"/>
          <table:table-cell table:number-columns-repeated="1009"/>
        </table:table-row>
        <table:table-row table:style-name="ro2">
          <table:table-cell table:style-name="ce44" table:formula="of:=SUM([.A9:.A92])" office:value-type="float" office:value="0" calcext:value-type="float">
            <text:p>0,00</text:p>
          </table:table-cell>
          <table:table-cell table:style-name="ce44" table:formula="of:=SUM([.B9:.B92])" office:value-type="float" office:value="0" calcext:value-type="float">
            <text:p>0,00</text:p>
          </table:table-cell>
          <table:table-cell table:style-name="ce44" table:formula="of:=SUM([.C9:.C92])" office:value-type="float" office:value="0" calcext:value-type="float">
            <text:p>0,00</text:p>
          </table:table-cell>
          <table:table-cell table:style-name="ce44" table:formula="of:=SUM([.D9:.D92])" office:value-type="float" office:value="0" calcext:value-type="float">
            <text:p>0,00</text:p>
          </table:table-cell>
          <table:table-cell table:style-name="ce44" table:formula="of:=SUM([.E9:.E92])" office:value-type="float" office:value="0" calcext:value-type="float">
            <text:p>0,00</text:p>
          </table:table-cell>
          <table:table-cell table:style-name="ce44" table:number-columns-repeated="10"/>
          <table:table-cell table:number-columns-repeated="1009"/>
        </table:table-row>
        <table:table-row table:style-name="ro2">
          <table:table-cell table:style-name="ce34"/>
          <table:table-cell table:style-name="ce14" table:number-columns-repeated="14"/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mise chèques" table:style-name="ta6" table:print-ranges="'Remise chèques'.A1:'Remise chèques'.D37"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number-columns-repeated="253" table:default-cell-style-name="ce3"/>
        <table:table-column table:style-name="co26" table:number-columns-repeated="767" table:default-cell-style-name="Default"/>
        <table:table-row table:style-name="ro2">
          <table:table-cell table:style-name="ce89" office:value-type="string" calcext:value-type="string" table:number-columns-spanned="4" table:number-rows-spanned="1">
            <text:p><text:s text:c="35"/>Remise de chèques du </text:p>
          </table:table-cell>
          <table:covered-table-cell table:number-columns-repeated="3" table:style-name="ce89"/>
          <table:table-cell table:number-columns-repeated="1020"/>
        </table:table-row>
        <table:table-row table:style-name="ro21">
          <table:table-cell table:number-columns-repeated="1024"/>
        </table:table-row>
        <table:table-row table:style-name="ro2">
          <table:table-cell table:style-name="ce90" office:value-type="string" calcext:value-type="string">
            <text:p>Banque</text:p>
          </table:table-cell>
          <table:table-cell table:style-name="ce90" office:value-type="string" calcext:value-type="string">
            <text:p>Nom</text:p>
          </table:table-cell>
          <table:table-cell table:style-name="ce90" office:value-type="string" calcext:value-type="string">
            <text:p>Montant</text:p>
          </table:table-cell>
          <table:table-cell table:style-name="ce90" office:value-type="string" calcext:value-type="string">
            <text:p>Commentaires</text:p>
          </table:table-cell>
          <table:table-cell table:number-columns-repeated="1020"/>
        </table:table-row>
        <table:table-row table:style-name="ro2">
          <table:table-cell table:style-name="ce12" table:number-columns-repeated="2"/>
          <table:table-cell table:style-name="ce36"/>
          <table:table-cell table:style-name="ce12"/>
          <table:table-cell table:number-columns-repeated="1020"/>
        </table:table-row>
        <table:table-row table:style-name="ro2" table:number-rows-repeated="29">
          <table:table-cell table:style-name="ce91" table:number-columns-repeated="2"/>
          <table:table-cell table:style-name="ce93"/>
          <table:table-cell table:style-name="ce91"/>
          <table:table-cell table:number-columns-repeated="1020"/>
        </table:table-row>
        <table:table-row table:style-name="ro2">
          <table:table-cell table:style-name="ce12" table:number-columns-repeated="2"/>
          <table:table-cell table:style-name="ce36"/>
          <table:table-cell table:style-name="ce12"/>
          <table:table-cell table:number-columns-repeated="1020"/>
        </table:table-row>
        <table:table-row table:style-name="ro2">
          <table:table-cell table:style-name="ce61"/>
          <table:table-cell table:style-name="ce92" office:value-type="string" calcext:value-type="string">
            <text:p>Total <text:s text:c="4"/></text:p>
          </table:table-cell>
          <table:table-cell table:style-name="ce94" table:formula="of:=SUM([.C4:.C34])" office:value-type="float" office:value="0" calcext:value-type="float">
            <text:p>0,00</text:p>
          </table:table-cell>
          <table:table-cell table:style-name="ce61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Remise chèques'.$A$1:.$D$37" table:range-usable-as="print-range"/>
        </table:named-expressions>
      </table:table>
      <table:named-expressions>
        <table:named-expression table:name="Excel_BuiltIn_Print_Area_2_1" table:base-cell-address="$'tenue compte'.$A$1" table:expression="([$'Bilan Année'.$A$1:.$F$32];[#REF!])"/>
        <table:named-range table:name="Excel_BuiltIn_Print_Area_2_1_1" table:base-cell-address="$'tenue compte'.$A$1" table:cell-range-address="$'Bilan Année'.$A$1:.$F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 number:grouping="true"/>
      <number:text> €</number:text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7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6mm" fo:margin-bottom="9mm" fo:margin-left="4mm" fo:margin-right="4mm" style:first-page-number="continue" style:scale-to="100%" style:table-centering="horizontal" style:writing-mode="lr-tb"/>
      <style:header-style>
        <style:header-footer-properties fo:min-height="7.5mm" fo:margin-left="14.99mm" fo:margin-right="14.99mm" fo:margin-bottom="0mm"/>
      </style:header-style>
      <style:footer-style>
        <style:header-footer-properties fo:min-height="7.5mm" fo:margin-left="1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nue_20_compte" style:display-name="PageStyle_tenue com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_20_Année" style:display-name="PageStyle_Bilan Anné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an_20_prévisionnel" style:display-name="PageStyle_Bilan prévision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ORERIE" style:display-name="PageStyle_TRESORERI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tisations" style:display-name="PageStyle_Cotis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mise_20_chèques" style:display-name="PageStyle_Remise chèque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21T12:03:58</meta:creation-date>
    <dc:creator>bernard gautier</dc:creator>
    <dc:date>2015-12-29T18:53:00</dc:date>
    <meta:print-date>2013-05-15T21:28:08</meta:print-date>
    <meta:editing-cycles>89</meta:editing-cycles>
    <meta:editing-duration>P24DT18H5M41S</meta:editing-duration>
    <meta:document-statistic meta:table-count="6" meta:cell-count="603" meta:object-count="0"/>
    <meta:generator>LibreOffice/5.2.0.4$Windows_x86 LibreOffice_project/066b007f5ebcc236395c7d282ba488bca6720265</meta:generator>
  </office:meta>
</office:document-meta>
</file>